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tom1</text:p>
          </table:table-cell>
          <table:table-cell office:value-type="string" calcext:value-type="string">
            <text:p>Atom1_valence</text:p>
          </table:table-cell>
          <table:table-cell office:value-type="string" calcext:value-type="string">
            <text:p>Atom2</text:p>
          </table:table-cell>
          <table:table-cell office:value-type="string" calcext:value-type="string">
            <text:p>Atom2_valenc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f_id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13" calcext:value-type="float">
            <text:p>2.1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63" calcext:value-type="float">
            <text:p>2.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75" calcext:value-type="float">
            <text:p>2.7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75" calcext:value-type="float">
            <text:p>1.875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19" calcext:value-type="float">
            <text:p>2.1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" calcext:value-type="float">
            <text:p>1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9" calcext:value-type="float">
            <text:p>2.0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9" calcext:value-type="float">
            <text:p>1.7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3" calcext:value-type="float">
            <text:p>1.8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38" calcext:value-type="float">
            <text:p>2.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26" calcext:value-type="float">
            <text:p>2.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51" calcext:value-type="float">
            <text:p>2.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5" calcext:value-type="float">
            <text:p>1.8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34" calcext:value-type="float">
            <text:p>1.634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3" calcext:value-type="float">
            <text:p>2.1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27" calcext:value-type="float">
            <text:p>2.2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48" calcext:value-type="float">
            <text:p>2.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545" calcext:value-type="float">
            <text:p>1.5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32" calcext:value-type="float">
            <text:p>2.0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" calcext:value-type="float">
            <text:p>2.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41" calcext:value-type="float">
            <text:p>2.4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9" calcext:value-type="float">
            <text:p>1.7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45" calcext:value-type="float">
            <text:p>1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68" calcext:value-type="float">
            <text:p>2.068</text:p>
          </table:table-cell>
          <table:table-cell office:value-type="float" office:value="0.392" calcext:value-type="float">
            <text:p>0.39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8" calcext:value-type="float">
            <text:p>2.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9" calcext:value-type="float">
            <text:p>2.5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8" calcext:value-type="float">
            <text:p>2.0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7" calcext:value-type="float">
            <text:p>2.0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5" calcext:value-type="float">
            <text:p>1.9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5" calcext:value-type="float">
            <text:p>2.0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5" calcext:value-type="float">
            <text:p>1.9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38" calcext:value-type="float">
            <text:p>2.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75" calcext:value-type="float">
            <text:p>1.775</text:p>
          </table:table-cell>
          <table:table-cell office:value-type="float" office:value="0.423" calcext:value-type="float">
            <text:p>0.42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72" calcext:value-type="float">
            <text:p>2.2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4" calcext:value-type="float">
            <text:p>2.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65" calcext:value-type="float">
            <text:p>2.6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" calcext:value-type="float">
            <text:p>1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6" calcext:value-type="float">
            <text:p>2.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5" calcext:value-type="float">
            <text:p>2.3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58" calcext:value-type="float">
            <text:p>2.5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office:value-type="float" office:value="1.93" calcext:value-type="float">
            <text:p>1.9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5" calcext:value-type="float">
            <text:p>1.765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8" calcext:value-type="float">
            <text:p>2.2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2" calcext:value-type="float">
            <text:p>1.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2" calcext:value-type="float">
            <text:p>-2</text:p>
          </table:table-cell>
          <table:table-cell office:value-type="float" office:value="2.14" calcext:value-type="float">
            <text:p>2.1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2" calcext:value-type="float">
            <text:p>2.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35" calcext:value-type="float">
            <text:p>2.3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9" calcext:value-type="float">
            <text:p>1.89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9" calcext:value-type="float">
            <text:p>2.39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1" calcext:value-type="float">
            <text:p>1.8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7" calcext:value-type="float">
            <text:p>2.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2" calcext:value-type="float">
            <text:p>2.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54" calcext:value-type="float">
            <text:p>2.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94" calcext:value-type="float">
            <text:p>1.9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" calcext:value-type="float">
            <text:p>1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03" calcext:value-type="float">
            <text:p>2.0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18" calcext:value-type="float">
            <text:p>2.1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41" calcext:value-type="float">
            <text:p>2.4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12" calcext:value-type="float">
            <text:p>2.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34" calcext:value-type="float">
            <text:p>2.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2" calcext:value-type="float">
            <text:p>1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14" calcext:value-type="float">
            <text:p>2.1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37" calcext:value-type="float">
            <text:p>1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364" calcext:value-type="float">
            <text:p>1.3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1.815" calcext:value-type="float">
            <text:p>1.81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1.95" calcext:value-type="float">
            <text:p>1.9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2" calcext:value-type="float">
            <text:p>2.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289" calcext:value-type="float">
            <text:p>1.28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1.74" calcext:value-type="float">
            <text:p>1.7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1.88" calcext:value-type="float">
            <text:p>1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1" calcext:value-type="float">
            <text:p>2.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482" calcext:value-type="float">
            <text:p>1.48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1.92" calcext:value-type="float">
            <text:p>1.9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1.97" calcext:value-type="float">
            <text:p>1.9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14" calcext:value-type="float">
            <text:p>1.1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office:value-type="float" office:value="1.569" calcext:value-type="float">
            <text:p>1.569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.402" calcext:value-type="float">
            <text:p>1.4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223" calcext:value-type="float">
            <text:p>2.223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769" calcext:value-type="float">
            <text:p>2.76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88" calcext:value-type="float">
            <text:p>2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3.08" calcext:value-type="float">
            <text:p>3.0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188" calcext:value-type="float">
            <text:p>2.1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69" calcext:value-type="float">
            <text:p>2.6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88" calcext:value-type="float">
            <text:p>2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3.13" calcext:value-type="float">
            <text:p>3.1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47" calcext:value-type="float">
            <text:p>2.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88" calcext:value-type="float">
            <text:p>2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96" calcext:value-type="float">
            <text:p>2.9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429" calcext:value-type="float">
            <text:p>1.429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1.83" calcext:value-type="float">
            <text:p>1.8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1.97" calcext:value-type="float">
            <text:p>1.9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21" calcext:value-type="float">
            <text:p>2.2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281" calcext:value-type="float">
            <text:p>1.28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1.76" calcext:value-type="float">
            <text:p>1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1.9" calcext:value-type="float">
            <text:p>1.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1" calcext:value-type="float">
            <text:p>2.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5" calcext:value-type="float">
            <text:p>1.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1.95" calcext:value-type="float">
            <text:p>1.9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11" calcext:value-type="float">
            <text:p>1.1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68" calcext:value-type="float">
            <text:p>2.068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7" calcext:value-type="float">
            <text:p>2.5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7" calcext:value-type="float">
            <text:p>2.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9" calcext:value-type="float">
            <text:p>1.9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8" calcext:value-type="float">
            <text:p>2.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97" calcext:value-type="float">
            <text:p>2.59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2" calcext:value-type="float">
            <text:p>2.0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5" calcext:value-type="float">
            <text:p>2.05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7" calcext:value-type="float">
            <text:p>1.9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4" calcext:value-type="float">
            <text:p>2.4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2" calcext:value-type="float">
            <text:p>2.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4" calcext:value-type="float">
            <text:p>2.8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5" calcext:value-type="float">
            <text:p>2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72" calcext:value-type="float">
            <text:p>2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87" calcext:value-type="float">
            <text:p>2.8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63" calcext:value-type="float">
            <text:p>2.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72" calcext:value-type="float">
            <text:p>2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97" calcext:value-type="float">
            <text:p>1.9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8" calcext:value-type="float">
            <text:p>2.0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6" calcext:value-type="float">
            <text:p>2.4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6" calcext:value-type="float">
            <text:p>2.5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7" calcext:value-type="float">
            <text:p>2.0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3" calcext:value-type="float">
            <text:p>1.9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" calcext:value-type="float">
            <text:p>1.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5" calcext:value-type="float">
            <text:p>1.7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9" calcext:value-type="float">
            <text:p>1.89</text:p>
          </table:table-cell>
          <table:table-cell office:value-type="float" office:value="0.571" calcext:value-type="float">
            <text:p>0.571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6" calcext:value-type="float">
            <text:p>1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5" calcext:value-type="float">
            <text:p>1.85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2" calcext:value-type="float">
            <text:p>1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9" calcext:value-type="float">
            <text:p>2.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366" calcext:value-type="float">
            <text:p>1.3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1.41" calcext:value-type="float">
            <text:p>1.4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398" calcext:value-type="float">
            <text:p>1.398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.54" calcext:value-type="float">
            <text:p>1.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1.8" calcext:value-type="float">
            <text:p>1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32" calcext:value-type="float">
            <text:p>1.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1.76" calcext:value-type="float">
            <text:p>1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1.91" calcext:value-type="float">
            <text:p>1.9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442" calcext:value-type="float">
            <text:p>1.44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1.97" calcext:value-type="float">
            <text:p>1.9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12" calcext:value-type="float">
            <text:p>2.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1.9" calcext:value-type="float">
            <text:p>1.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1.82" calcext:value-type="float">
            <text:p>1.8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21" calcext:value-type="float">
            <text:p>2.2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47" calcext:value-type="float">
            <text:p>1.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1.89" calcext:value-type="float">
            <text:p>1.8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1.99" calcext:value-type="float">
            <text:p>1.9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07" calcext:value-type="float">
            <text:p>1.907</text:p>
          </table:table-cell>
          <table:table-cell office:value-type="float" office:value="0.409" calcext:value-type="float">
            <text:p>0.40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6" calcext:value-type="float">
            <text:p>2.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76" calcext:value-type="float">
            <text:p>2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42" calcext:value-type="float">
            <text:p>1.84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7" calcext:value-type="float">
            <text:p>2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07" calcext:value-type="float">
            <text:p>2.50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9" calcext:value-type="float">
            <text:p>2.4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2" calcext:value-type="float">
            <text:p>2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4" calcext:value-type="float">
            <text:p>2.1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55" calcext:value-type="float">
            <text:p>2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62" calcext:value-type="float">
            <text:p>2.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83" calcext:value-type="float">
            <text:p>1.8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27" calcext:value-type="float">
            <text:p>1.827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79" calcext:value-type="float">
            <text:p>2.27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4" calcext:value-type="float">
            <text:p>2.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59" calcext:value-type="float">
            <text:p>2.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11" calcext:value-type="float">
            <text:p>1.81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34" calcext:value-type="float">
            <text:p>2.3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525" calcext:value-type="float">
            <text:p>2.52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951" calcext:value-type="float">
            <text:p>1.9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34" calcext:value-type="float">
            <text:p>2.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43" calcext:value-type="float">
            <text:p>2.4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66" calcext:value-type="float">
            <text:p>1.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14" calcext:value-type="float">
            <text:p>2.114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602" calcext:value-type="float">
            <text:p>2.6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251" calcext:value-type="float">
            <text:p>2.2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2" calcext:value-type="float">
            <text:p>2.5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9" calcext:value-type="float">
            <text:p>2.4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4" calcext:value-type="float">
            <text:p>2.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5" calcext:value-type="float">
            <text:p>2.6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5" calcext:value-type="float">
            <text:p>2.6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7" calcext:value-type="float">
            <text:p>2.8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28" calcext:value-type="float">
            <text:p>2.02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46" calcext:value-type="float">
            <text:p>2.046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7" calcext:value-type="float">
            <text:p>2.0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68" calcext:value-type="float">
            <text:p>2.0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74" calcext:value-type="float">
            <text:p>2.07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65" calcext:value-type="float">
            <text:p>2.6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95" calcext:value-type="float">
            <text:p>1.99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79" calcext:value-type="float">
            <text:p>2.17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02" calcext:value-type="float">
            <text:p>2.2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1" calcext:value-type="float">
            <text:p>2.4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9" calcext:value-type="float">
            <text:p>2.6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92" calcext:value-type="float">
            <text:p>2.9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62" calcext:value-type="float">
            <text:p>2.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74" calcext:value-type="float">
            <text:p>2.7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92" calcext:value-type="float">
            <text:p>2.9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54" calcext:value-type="float">
            <text:p>2.2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34" calcext:value-type="float">
            <text:p>2.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78" calcext:value-type="float">
            <text:p>2.7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2.04" calcext:value-type="float">
            <text:p>2.0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7" calcext:value-type="float">
            <text:p>2.0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5" calcext:value-type="float">
            <text:p>1.9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4" calcext:value-type="float">
            <text:p>1.9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1" calcext:value-type="float">
            <text:p>2.4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5" calcext:value-type="float">
            <text:p>2.5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6" calcext:value-type="float">
            <text:p>2.0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2" calcext:value-type="float">
            <text:p>1.9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22" calcext:value-type="float">
            <text:p>1.7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1" calcext:value-type="float">
            <text:p>1.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9" calcext:value-type="float">
            <text:p>1.6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03" calcext:value-type="float">
            <text:p>1.703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7" calcext:value-type="float">
            <text:p>1.6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32" calcext:value-type="float">
            <text:p>1.6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69" calcext:value-type="float">
            <text:p>1.669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55" calcext:value-type="float">
            <text:p>1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23" calcext:value-type="float">
            <text:p>2.2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2" calcext:value-type="float">
            <text:p>2.1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12" calcext:value-type="float">
            <text:p>2.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62" calcext:value-type="float">
            <text:p>2.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4" calcext:value-type="float">
            <text:p>2.4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8" calcext:value-type="float">
            <text:p>2.0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34" calcext:value-type="float">
            <text:p>2.034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4" calcext:value-type="float">
            <text:p>1.9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92" calcext:value-type="float">
            <text:p>1.69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98" calcext:value-type="float">
            <text:p>1.698</text:p>
          </table:table-cell>
          <table:table-cell office:value-type="float" office:value="0.376" calcext:value-type="float">
            <text:p>0.376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85" calcext:value-type="float">
            <text:p>1.68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1.94" calcext:value-type="float">
            <text:p>1.9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4" calcext:value-type="float">
            <text:p>1.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33" calcext:value-type="float">
            <text:p>2.03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1" calcext:value-type="float">
            <text:p>2.0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2" calcext:value-type="float">
            <text:p>1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6" calcext:value-type="float">
            <text:p>1.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37" calcext:value-type="float">
            <text:p>1.6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55" calcext:value-type="float">
            <text:p>1.655</text:p>
          </table:table-cell>
          <table:table-cell office:value-type="float" office:value="0.364" calcext:value-type="float">
            <text:p>0.364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" calcext:value-type="float">
            <text:p>1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02" calcext:value-type="float">
            <text:p>2.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2" calcext:value-type="float">
            <text:p>1.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5" calcext:value-type="float">
            <text:p>2.0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69" calcext:value-type="float">
            <text:p>1.6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.634" calcext:value-type="float">
            <text:p>1.6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29" calcext:value-type="float">
            <text:p>1.729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2" calcext:value-type="float">
            <text:p>1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55" calcext:value-type="float">
            <text:p>1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55" calcext:value-type="float">
            <text:p>1.655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18" calcext:value-type="float">
            <text:p>2.1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37" calcext:value-type="float">
            <text:p>2.3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06" calcext:value-type="float">
            <text:p>2.0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46" calcext:value-type="float">
            <text:p>2.4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4" calcext:value-type="float">
            <text:p>1.8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21" calcext:value-type="float">
            <text:p>2.2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28" calcext:value-type="float">
            <text:p>2.2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44" calcext:value-type="float">
            <text:p>1.4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1" calcext:value-type="float">
            <text:p>1.76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3" calcext:value-type="float">
            <text:p>1.7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7" calcext:value-type="float">
            <text:p>1.6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4" calcext:value-type="float">
            <text:p>1.7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9" calcext:value-type="float">
            <text:p>2.0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6" calcext:value-type="float">
            <text:p>2.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48" calcext:value-type="float">
            <text:p>2.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" calcext:value-type="float">
            <text:p>1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6" calcext:value-type="float">
            <text:p>1.8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24" calcext:value-type="float">
            <text:p>1.7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25" calcext:value-type="float">
            <text:p>1.725</text:p>
          </table:table-cell>
          <table:table-cell office:value-type="float" office:value="0.361" calcext:value-type="float">
            <text:p>0.361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08" calcext:value-type="float">
            <text:p>1.70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62" calcext:value-type="float">
            <text:p>2.1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57" calcext:value-type="float">
            <text:p>1.65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4" calcext:value-type="float">
            <text:p>1.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8" calcext:value-type="float">
            <text:p>2.0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8" calcext:value-type="float">
            <text:p>2.2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8" calcext:value-type="float">
            <text:p>1.7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83" calcext:value-type="float">
            <text:p>1.783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1" calcext:value-type="float">
            <text:p>1.8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56" calcext:value-type="float">
            <text:p>1.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" calcext:value-type="float">
            <text:p>1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77" calcext:value-type="float">
            <text:p>1.777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94" calcext:value-type="float">
            <text:p>1.79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09" calcext:value-type="float">
            <text:p>1.709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4" calcext:value-type="float">
            <text:p>1.7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2" calcext:value-type="float">
            <text:p>2.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9" calcext:value-type="float">
            <text:p>1.79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24" calcext:value-type="float">
            <text:p>1.7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6" calcext:value-type="float">
            <text:p>2.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8" calcext:value-type="float">
            <text:p>2.1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29" calcext:value-type="float">
            <text:p>2.2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52" calcext:value-type="float">
            <text:p>2.5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5" calcext:value-type="float">
            <text:p>1.8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27" calcext:value-type="float">
            <text:p>2.2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34" calcext:value-type="float">
            <text:p>2.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52" calcext:value-type="float">
            <text:p>1.5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417" calcext:value-type="float">
            <text:p>2.4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296" calcext:value-type="float">
            <text:p>2.296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2862" calcext:value-type="float">
            <text:p>2.2862</text:p>
          </table:table-cell>
          <table:table-cell office:value-type="float" office:value="0.408" calcext:value-type="float">
            <text:p>0.40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89" calcext:value-type="float">
            <text:p>2.8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253" calcext:value-type="float">
            <text:p>2.5253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93" calcext:value-type="float">
            <text:p>2.9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98" calcext:value-type="float">
            <text:p>2.9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6424" calcext:value-type="float">
            <text:p>2.6424</text:p>
          </table:table-cell>
          <table:table-cell office:value-type="float" office:value="0.553" calcext:value-type="float">
            <text:p>0.5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3.16" calcext:value-type="float">
            <text:p>3.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7647" calcext:value-type="float">
            <text:p>2.7647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33" calcext:value-type="float">
            <text:p>2.3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198" calcext:value-type="float">
            <text:p>2.198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38" calcext:value-type="float">
            <text:p>2.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791" calcext:value-type="float">
            <text:p>2.79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715" calcext:value-type="float">
            <text:p>2.4715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95" calcext:value-type="float">
            <text:p>2.9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035" calcext:value-type="float">
            <text:p>2.5035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3.18" calcext:value-type="float">
            <text:p>3.1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6926" calcext:value-type="float">
            <text:p>2.6926</text:p>
          </table:table-cell>
          <table:table-cell office:value-type="float" office:value="0.609" calcext:value-type="float">
            <text:p>0.60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3.29" calcext:value-type="float">
            <text:p>3.2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83" calcext:value-type="float">
            <text:p>2.8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53" calcext:value-type="float">
            <text:p>2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93" calcext:value-type="float">
            <text:p>2.9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3.04" calcext:value-type="float">
            <text:p>3.0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2.44" calcext:value-type="float">
            <text:p>2.4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1" calcext:value-type="float">
            <text:p>1.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01" calcext:value-type="float">
            <text:p>1.601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504" calcext:value-type="float">
            <text:p>1.50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1.898" calcext:value-type="float">
            <text:p>1.89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1.811" calcext:value-type="float">
            <text:p>1.81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1.9" calcext:value-type="float">
            <text:p>1.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" calcext:value-type="float">
            <text:p>1.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1.858" calcext:value-type="float">
            <text:p>1.85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1.89" calcext:value-type="float">
            <text:p>1.8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03" calcext:value-type="float">
            <text:p>2.0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108" calcext:value-type="float">
            <text:p>2.10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155" calcext:value-type="float">
            <text:p>2.1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52" calcext:value-type="float">
            <text:p>1.5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48" calcext:value-type="float">
            <text:p>1.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63" calcext:value-type="float">
            <text:p>1.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1.774" calcext:value-type="float">
            <text:p>1.77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1.856" calcext:value-type="float">
            <text:p>1.8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office:value-type="float" office:value="1.446" calcext:value-type="float">
            <text:p>1.44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79" calcext:value-type="float">
            <text:p>1.67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87" calcext:value-type="float">
            <text:p>1.687</text:p>
          </table:table-cell>
          <table:table-cell office:value-type="float" office:value="0.355" calcext:value-type="float">
            <text:p>0.35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79" calcext:value-type="float">
            <text:p>1.67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49" calcext:value-type="float">
            <text:p>1.64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55" calcext:value-type="float">
            <text:p>1.6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054" calcext:value-type="float">
            <text:p>2.0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06" calcext:value-type="float">
            <text:p>2.0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024" calcext:value-type="float">
            <text:p>2.0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1.86" calcext:value-type="float">
            <text:p>1.8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02" calcext:value-type="float">
            <text:p>2.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124" calcext:value-type="float">
            <text:p>2.1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27" calcext:value-type="float">
            <text:p>2.2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594" calcext:value-type="float">
            <text:p>1.59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1.99" calcext:value-type="float">
            <text:p>1.9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134" calcext:value-type="float">
            <text:p>2.1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16" calcext:value-type="float">
            <text:p>2.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36" calcext:value-type="float">
            <text:p>2.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51" calcext:value-type="float">
            <text:p>1.7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13" calcext:value-type="float">
            <text:p>1.71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61" calcext:value-type="float">
            <text:p>1.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09" calcext:value-type="float">
            <text:p>1.70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04" calcext:value-type="float">
            <text:p>1.70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63" calcext:value-type="float">
            <text:p>1.7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1.97" calcext:value-type="float">
            <text:p>1.9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05" calcext:value-type="float">
            <text:p>2.0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08" calcext:value-type="float">
            <text:p>2.0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office:value-type="float" office:value="1.72" calcext:value-type="float">
            <text:p>1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21" calcext:value-type="float">
            <text:p>1.2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35" calcext:value-type="float">
            <text:p>1.73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37" calcext:value-type="float">
            <text:p>1.737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39" calcext:value-type="float">
            <text:p>1.73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58" calcext:value-type="float">
            <text:p>1.5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78" calcext:value-type="float">
            <text:p>2.07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68" calcext:value-type="float">
            <text:p>1.7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53" calcext:value-type="float">
            <text:p>1.7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office:value-type="float" office:value="1.84" calcext:value-type="float">
            <text:p>1.8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" calcext:value-type="float">
            <text:p>1.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01" calcext:value-type="float">
            <text:p>2.00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02" calcext:value-type="float">
            <text:p>2.002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05" calcext:value-type="float">
            <text:p>2.00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22" calcext:value-type="float">
            <text:p>1.9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9" calcext:value-type="float">
            <text:p>1.8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1" calcext:value-type="float">
            <text:p>2.4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8" calcext:value-type="float">
            <text:p>2.3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07" calcext:value-type="float">
            <text:p>2.40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3" calcext:value-type="float">
            <text:p>2.5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6" calcext:value-type="float">
            <text:p>2.7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6" calcext:value-type="float">
            <text:p>2.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7" calcext:value-type="float">
            <text:p>2.7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7" calcext:value-type="float">
            <text:p>2.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73" calcext:value-type="float">
            <text:p>2.47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61" calcext:value-type="float">
            <text:p>2.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8" calcext:value-type="float">
            <text:p>2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24" calcext:value-type="float">
            <text:p>2.1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8" calcext:value-type="float">
            <text:p>2.1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57" calcext:value-type="float">
            <text:p>2.5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64" calcext:value-type="float">
            <text:p>2.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89" calcext:value-type="float">
            <text:p>1.8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8" calcext:value-type="float">
            <text:p>1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2" calcext:value-type="float">
            <text:p>2.5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88" calcext:value-type="float">
            <text:p>1.9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91" calcext:value-type="float">
            <text:p>1.991</text:p>
          </table:table-cell>
          <table:table-cell office:value-type="float" office:value="0.373" calcext:value-type="float">
            <text:p>0.37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1" calcext:value-type="float">
            <text:p>2.0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79" calcext:value-type="float">
            <text:p>1.97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75" calcext:value-type="float">
            <text:p>2.47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8" calcext:value-type="float">
            <text:p>2.5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04" calcext:value-type="float">
            <text:p>1.90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7" calcext:value-type="float">
            <text:p>1.8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9" calcext:value-type="float">
            <text:p>2.3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85" calcext:value-type="float">
            <text:p>2.38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6" calcext:value-type="float">
            <text:p>2.3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1" calcext:value-type="float">
            <text:p>2.5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5" calcext:value-type="float">
            <text:p>2.7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4" calcext:value-type="float">
            <text:p>2.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5" calcext:value-type="float">
            <text:p>2.7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6" calcext:value-type="float">
            <text:p>2.4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9" calcext:value-type="float">
            <text:p>2.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78" calcext:value-type="float">
            <text:p>2.7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86" calcext:value-type="float">
            <text:p>2.08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6" calcext:value-type="float">
            <text:p>2.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55" calcext:value-type="float">
            <text:p>2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63" calcext:value-type="float">
            <text:p>2.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86" calcext:value-type="float">
            <text:p>1.8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8" calcext:value-type="float">
            <text:p>2.0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47" calcext:value-type="float">
            <text:p>2.1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02" calcext:value-type="float">
            <text:p>2.1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43" calcext:value-type="float">
            <text:p>1.943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84" calcext:value-type="float">
            <text:p>2.58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4" calcext:value-type="float">
            <text:p>2.0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3" calcext:value-type="float">
            <text:p>2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7" calcext:value-type="float">
            <text:p>2.6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.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6" calcext:value-type="float">
            <text:p>2.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74" calcext:value-type="float">
            <text:p>2.07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68" calcext:value-type="float">
            <text:p>2.068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38" calcext:value-type="float">
            <text:p>2.0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09" calcext:value-type="float">
            <text:p>2.50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61" calcext:value-type="float">
            <text:p>1.9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3" calcext:value-type="float">
            <text:p>1.9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55" calcext:value-type="float">
            <text:p>2.4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68" calcext:value-type="float">
            <text:p>2.4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2" calcext:value-type="float">
            <text:p>2.4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7" calcext:value-type="float">
            <text:p>2.5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9" calcext:value-type="float">
            <text:p>2.7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1" calcext:value-type="float">
            <text:p>2.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3" calcext:value-type="float">
            <text:p>2.8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3" calcext:value-type="float">
            <text:p>2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66" calcext:value-type="float">
            <text:p>2.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85" calcext:value-type="float">
            <text:p>2.8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61" calcext:value-type="float">
            <text:p>2.1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62" calcext:value-type="float">
            <text:p>2.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95" calcext:value-type="float">
            <text:p>1.9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34" calcext:value-type="float">
            <text:p>1.7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58" calcext:value-type="float">
            <text:p>1.658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13" calcext:value-type="float">
            <text:p>1.71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" calcext:value-type="float">
            <text:p>1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2" calcext:value-type="float">
            <text:p>2.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25" calcext:value-type="float">
            <text:p>2.12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5" calcext:value-type="float">
            <text:p>1.6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6" calcext:value-type="float">
            <text:p>2.0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5" calcext:value-type="float">
            <text:p>2.1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1" calcext:value-type="float">
            <text:p>2.2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47" calcext:value-type="float">
            <text:p>2.4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6" calcext:value-type="float">
            <text:p>1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66" calcext:value-type="float">
            <text:p>1.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56" calcext:value-type="float">
            <text:p>1.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69" calcext:value-type="float">
            <text:p>1.76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59" calcext:value-type="float">
            <text:p>1.7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6" calcext:value-type="float">
            <text:p>1.76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51" calcext:value-type="float">
            <text:p>1.7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5" calcext:value-type="float">
            <text:p>1.76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49" calcext:value-type="float">
            <text:p>2.14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34" calcext:value-type="float">
            <text:p>2.1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79" calcext:value-type="float">
            <text:p>1.67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9" calcext:value-type="float">
            <text:p>2.0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5" calcext:value-type="float">
            <text:p>2.1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2" calcext:value-type="float">
            <text:p>1.8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" calcext:value-type="float">
            <text:p>1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15" calcext:value-type="float">
            <text:p>1.81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.689" calcext:value-type="float">
            <text:p>1.68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3" calcext:value-type="float">
            <text:p>2.2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" calcext:value-type="float">
            <text:p>1.7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95" calcext:value-type="float">
            <text:p>1.79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4" calcext:value-type="float">
            <text:p>1.74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6" calcext:value-type="float">
            <text:p>2.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47" calcext:value-type="float">
            <text:p>2.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6" calcext:value-type="float">
            <text:p>2.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28" calcext:value-type="float">
            <text:p>2.2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53" calcext:value-type="float">
            <text:p>2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6" calcext:value-type="float">
            <text:p>1.8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27" calcext:value-type="float">
            <text:p>2.2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35" calcext:value-type="float">
            <text:p>2.3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53" calcext:value-type="float">
            <text:p>1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</text:p>
          </table:table-cell>
          <table:table-cell office:value-type="float" office:value="-1" calcext:value-type="float">
            <text:p>-1</text:p>
          </table:table-cell>
          <table:table-cell office:value-type="float" office:value="2.55" calcext:value-type="float">
            <text:p>2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3" calcext:value-type="float">
            <text:p>1.7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36" calcext:value-type="float">
            <text:p>1.736</text:p>
          </table:table-cell>
          <table:table-cell office:value-type="float" office:value="0.345" calcext:value-type="float">
            <text:p>0.34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63" calcext:value-type="float">
            <text:p>2.1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2" calcext:value-type="float">
            <text:p>1.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9" calcext:value-type="float">
            <text:p>1.6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7" calcext:value-type="float">
            <text:p>2.0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" calcext:value-type="float">
            <text:p>2.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46" calcext:value-type="float">
            <text:p>2.4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7" calcext:value-type="float">
            <text:p>2.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54" calcext:value-type="float">
            <text:p>2.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4" calcext:value-type="float">
            <text:p>1.8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26" calcext:value-type="float">
            <text:p>2.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34" calcext:value-type="float">
            <text:p>2.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51" calcext:value-type="float">
            <text:p>1.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1" calcext:value-type="float">
            <text:p>2.0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4" calcext:value-type="float">
            <text:p>2.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65" calcext:value-type="float">
            <text:p>2.06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88" calcext:value-type="float">
            <text:p>1.988</text:p>
          </table:table-cell>
          <table:table-cell office:value-type="float" office:value="0.433" calcext:value-type="float">
            <text:p>0.43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31" calcext:value-type="float">
            <text:p>2.03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3" calcext:value-type="float">
            <text:p>2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5" calcext:value-type="float">
            <text:p>1.9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2" calcext:value-type="float">
            <text:p>1.9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45" calcext:value-type="float">
            <text:p>2.4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1" calcext:value-type="float">
            <text:p>2.4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57" calcext:value-type="float">
            <text:p>2.45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6" calcext:value-type="float">
            <text:p>2.5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8" calcext:value-type="float">
            <text:p>2.7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" calcext:value-type="float">
            <text:p>2.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3" calcext:value-type="float">
            <text:p>2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18" calcext:value-type="float">
            <text:p>2.51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65" calcext:value-type="float">
            <text:p>2.6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84" calcext:value-type="float">
            <text:p>2.8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46" calcext:value-type="float">
            <text:p>2.14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" calcext:value-type="float">
            <text:p>2.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61" calcext:value-type="float">
            <text:p>2.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68" calcext:value-type="float">
            <text:p>2.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93" calcext:value-type="float">
            <text:p>1.9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48" calcext:value-type="float">
            <text:p>1.7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5" calcext:value-type="float">
            <text:p>1.75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17" calcext:value-type="float">
            <text:p>2.2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35" calcext:value-type="float">
            <text:p>2.3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6" calcext:value-type="float">
            <text:p>1.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4" calcext:value-type="float">
            <text:p>2.1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.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3" calcext:value-type="float">
            <text:p>2.2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35" calcext:value-type="float">
            <text:p>2.3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56" calcext:value-type="float">
            <text:p>2.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8" calcext:value-type="float">
            <text:p>1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32" calcext:value-type="float">
            <text:p>2.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43" calcext:value-type="float">
            <text:p>2.4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55" calcext:value-type="float">
            <text:p>1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0.569" calcext:value-type="float">
            <text:p>0.569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b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0.907" calcext:value-type="float">
            <text:p>0.907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b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0.99" calcext:value-type="float">
            <text:p>0.99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b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0.918" calcext:value-type="float">
            <text:p>0.918</text:p>
          </table:table-cell>
          <table:table-cell office:value-type="float" office:value="0.427" calcext:value-type="float">
            <text:p>0.427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0.925" calcext:value-type="float">
            <text:p>0.92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0.957" calcext:value-type="float">
            <text:p>0.95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0.87" calcext:value-type="float">
            <text:p>0.87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409" calcext:value-type="float">
            <text:p>1.40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1.192" calcext:value-type="float">
            <text:p>1.192</text:p>
          </table:table-cell>
          <table:table-cell office:value-type="float" office:value="0.591" calcext:value-type="float">
            <text:p>0.591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0.708" calcext:value-type="float">
            <text:p>0.708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1.336" calcext:value-type="float">
            <text:p>1.336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014" calcext:value-type="float">
            <text:p>1.014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bb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62" calcext:value-type="float">
            <text:p>2.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23" calcext:value-type="float">
            <text:p>1.92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23" calcext:value-type="float">
            <text:p>1.923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5" calcext:value-type="float">
            <text:p>1.8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2" calcext:value-type="float">
            <text:p>1.8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7" calcext:value-type="float">
            <text:p>2.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9" calcext:value-type="float">
            <text:p>2.3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2" calcext:value-type="float">
            <text:p>2.5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72" calcext:value-type="float">
            <text:p>2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68" calcext:value-type="float">
            <text:p>2.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9" calcext:value-type="float">
            <text:p>2.0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48" calcext:value-type="float">
            <text:p>2.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56" calcext:value-type="float">
            <text:p>2.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78" calcext:value-type="float">
            <text:p>1.7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" calcext:value-type="float">
            <text:p>1.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1" calcext:value-type="float">
            <text:p>1.8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8" calcext:value-type="float">
            <text:p>2.2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24" calcext:value-type="float">
            <text:p>1.924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72" calcext:value-type="float">
            <text:p>1.9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47" calcext:value-type="float">
            <text:p>1.9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3" calcext:value-type="float">
            <text:p>1.9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08" calcext:value-type="float">
            <text:p>2.30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17" calcext:value-type="float">
            <text:p>2.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" calcext:value-type="float">
            <text:p>1.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8" calcext:value-type="float">
            <text:p>2.2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5" calcext:value-type="float">
            <text:p>2.2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8" calcext:value-type="float">
            <text:p>2.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62" calcext:value-type="float">
            <text:p>2.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" calcext:value-type="float">
            <text:p>2.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59" calcext:value-type="float">
            <text:p>2.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2" calcext:value-type="float">
            <text:p>2.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47" calcext:value-type="float">
            <text:p>2.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61" calcext:value-type="float">
            <text:p>2.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2" calcext:value-type="float">
            <text:p>2.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42" calcext:value-type="float">
            <text:p>2.4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5" calcext:value-type="float">
            <text:p>2.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71" calcext:value-type="float">
            <text:p>1.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g</text:p>
          </table:table-cell>
          <table:table-cell office:value-type="float" office:value="2" calcext:value-type="float">
            <text:p>2</text:p>
          </table:table-cell>
          <table:table-cell office:value-type="float" office:value="2.51" calcext:value-type="float">
            <text:p>2.5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25" calcext:value-type="float">
            <text:p>2.02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93" calcext:value-type="float">
            <text:p>1.993</text:p>
          </table:table-cell>
          <table:table-cell office:value-type="float" office:value="0.387" calcext:value-type="float">
            <text:p>0.387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92" calcext:value-type="float">
            <text:p>1.99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9" calcext:value-type="float">
            <text:p>2.4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08" calcext:value-type="float">
            <text:p>1.90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8" calcext:value-type="float">
            <text:p>1.8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01" calcext:value-type="float">
            <text:p>2.40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7" calcext:value-type="float">
            <text:p>2.3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99" calcext:value-type="float">
            <text:p>2.39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2" calcext:value-type="float">
            <text:p>2.5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6" calcext:value-type="float">
            <text:p>2.7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5" calcext:value-type="float">
            <text:p>2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7" calcext:value-type="float">
            <text:p>2.7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8" calcext:value-type="float">
            <text:p>2.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61" calcext:value-type="float">
            <text:p>2.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8" calcext:value-type="float">
            <text:p>2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18" calcext:value-type="float">
            <text:p>2.11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8" calcext:value-type="float">
            <text:p>2.1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56" calcext:value-type="float">
            <text:p>2.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64" calcext:value-type="float">
            <text:p>2.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88" calcext:value-type="float">
            <text:p>1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2.195" calcext:value-type="float">
            <text:p>2.19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32" calcext:value-type="float">
            <text:p>2.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7" calcext:value-type="float">
            <text:p>2.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2" calcext:value-type="float">
            <text:p>2.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" calcext:value-type="float">
            <text:p>1.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9" calcext:value-type="float">
            <text:p>2.3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9" calcext:value-type="float">
            <text:p>1.99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92" calcext:value-type="float">
            <text:p>1.992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03" calcext:value-type="float">
            <text:p>2.00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4" calcext:value-type="float">
            <text:p>1.8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" calcext:value-type="float">
            <text:p>1.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8" calcext:value-type="float">
            <text:p>2.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3" calcext:value-type="float">
            <text:p>1.9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3" calcext:value-type="float">
            <text:p>1.8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1" calcext:value-type="float">
            <text:p>2.3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6" calcext:value-type="float">
            <text:p>2.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02" calcext:value-type="float">
            <text:p>1.9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23" calcext:value-type="float">
            <text:p>1.823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7" calcext:value-type="float">
            <text:p>2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92" calcext:value-type="float">
            <text:p>1.79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8" calcext:value-type="float">
            <text:p>2.2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1" calcext:value-type="float">
            <text:p>2.5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63" calcext:value-type="float">
            <text:p>2.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</text:p>
          </table:table-cell>
          <table:table-cell office:value-type="float" office:value="-1" calcext:value-type="float">
            <text:p>-1</text:p>
          </table:table-cell>
          <table:table-cell office:value-type="float" office:value="2.593" calcext:value-type="float">
            <text:p>2.59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n</text:p>
          </table:table-cell>
          <table:table-cell office:value-type="float" office:value="-2" calcext:value-type="float">
            <text:p>-2</text:p>
          </table:table-cell>
          <table:table-cell office:value-type="float" office:value="2.604" calcext:value-type="float">
            <text:p>2.60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1" calcext:value-type="float">
            <text:p>2.4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63" calcext:value-type="float">
            <text:p>2.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6" calcext:value-type="float">
            <text:p>2.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47" calcext:value-type="float">
            <text:p>2.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69" calcext:value-type="float">
            <text:p>2.6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3" calcext:value-type="float">
            <text:p>2.0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43" calcext:value-type="float">
            <text:p>2.4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51" calcext:value-type="float">
            <text:p>2.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72" calcext:value-type="float">
            <text:p>1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09" calcext:value-type="float">
            <text:p>1.909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7" calcext:value-type="float">
            <text:p>1.8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" calcext:value-type="float">
            <text:p>1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16" calcext:value-type="float">
            <text:p>1.9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09" calcext:value-type="float">
            <text:p>1.909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1" calcext:value-type="float">
            <text:p>2.0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2" calcext:value-type="float">
            <text:p>1.8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8" calcext:value-type="float">
            <text:p>2.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1" calcext:value-type="float">
            <text:p>2.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71" calcext:value-type="float">
            <text:p>2.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66" calcext:value-type="float">
            <text:p>2.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6" calcext:value-type="float">
            <text:p>2.0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46" calcext:value-type="float">
            <text:p>2.4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54" calcext:value-type="float">
            <text:p>2.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76" calcext:value-type="float">
            <text:p>1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32" calcext:value-type="float">
            <text:p>2.1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47" calcext:value-type="float">
            <text:p>2.047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13" calcext:value-type="float">
            <text:p>2.11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548" calcext:value-type="float">
            <text:p>1.9548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4" calcext:value-type="float">
            <text:p>1.84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9" calcext:value-type="float">
            <text:p>2.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516" calcext:value-type="float">
            <text:p>2.1516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63" calcext:value-type="float">
            <text:p>2.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72" calcext:value-type="float">
            <text:p>2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2811" calcext:value-type="float">
            <text:p>2.2811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93" calcext:value-type="float">
            <text:p>2.9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4102" calcext:value-type="float">
            <text:p>2.4102</text:p>
          </table:table-cell>
          <table:table-cell office:value-type="float" office:value="0.653" calcext:value-type="float">
            <text:p>0.6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92" calcext:value-type="float">
            <text:p>1.99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307" calcext:value-type="float">
            <text:p>1.8307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19" calcext:value-type="float">
            <text:p>2.5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707" calcext:value-type="float">
            <text:p>2.0707</text:p>
          </table:table-cell>
          <table:table-cell office:value-type="float" office:value="0.559" calcext:value-type="float">
            <text:p>0.55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6" calcext:value-type="float">
            <text:p>2.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1529" calcext:value-type="float">
            <text:p>2.1529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8" calcext:value-type="float">
            <text:p>2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2821" calcext:value-type="float">
            <text:p>2.2821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92" calcext:value-type="float">
            <text:p>2.9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6" calcext:value-type="float">
            <text:p>2.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64" calcext:value-type="float">
            <text:p>2.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83" calcext:value-type="float">
            <text:p>2.8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2.1" calcext:value-type="float">
            <text:p>2.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8" calcext:value-type="float">
            <text:p>1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86" calcext:value-type="float">
            <text:p>2.086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79" calcext:value-type="float">
            <text:p>2.179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72" calcext:value-type="float">
            <text:p>2.1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72" calcext:value-type="float">
            <text:p>2.17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48" calcext:value-type="float">
            <text:p>2.1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643" calcext:value-type="float">
            <text:p>2.64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632" calcext:value-type="float">
            <text:p>2.6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74" calcext:value-type="float">
            <text:p>2.7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94" calcext:value-type="float">
            <text:p>2.9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2" calcext:value-type="float">
            <text:p>2.0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8" calcext:value-type="float">
            <text:p>2.0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45" calcext:value-type="float">
            <text:p>2.5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7" calcext:value-type="float">
            <text:p>2.5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8" calcext:value-type="float">
            <text:p>2.5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72" calcext:value-type="float">
            <text:p>2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6" calcext:value-type="float">
            <text:p>2.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93" calcext:value-type="float">
            <text:p>2.9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8" calcext:value-type="float">
            <text:p>2.8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61" calcext:value-type="float">
            <text:p>2.2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34" calcext:value-type="float">
            <text:p>2.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73" calcext:value-type="float">
            <text:p>2.7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8" calcext:value-type="float">
            <text:p>2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2.06" calcext:value-type="float">
            <text:p>2.0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466" calcext:value-type="float">
            <text:p>1.4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062" calcext:value-type="float">
            <text:p>1.062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1745" calcext:value-type="float">
            <text:p>1.1745</text:p>
          </table:table-cell>
          <table:table-cell office:value-type="float" office:value="0.514" calcext:value-type="float">
            <text:p>0.51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174" calcext:value-type="float">
            <text:p>1.17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a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29" calcext:value-type="float">
            <text:p>1.29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1.94" calcext:value-type="float">
            <text:p>1.9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1.4607" calcext:value-type="float">
            <text:p>1.4607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09" calcext:value-type="float">
            <text:p>2.0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1.6272" calcext:value-type="float">
            <text:p>1.6272</text:p>
          </table:table-cell>
          <table:table-cell office:value-type="float" office:value="0.681" calcext:value-type="float">
            <text:p>0.6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1.734" calcext:value-type="float">
            <text:p>1.734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36" calcext:value-type="float">
            <text:p>1.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0968" calcext:value-type="float">
            <text:p>1.0968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1.91" calcext:value-type="float">
            <text:p>1.9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1.3873" calcext:value-type="float">
            <text:p>1.3873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1.94" calcext:value-type="float">
            <text:p>1.9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02" calcext:value-type="float">
            <text:p>2.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1.515" calcext:value-type="float">
            <text:p>1.515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1.6754" calcext:value-type="float">
            <text:p>1.6754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61" calcext:value-type="float">
            <text:p>1.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15" calcext:value-type="float">
            <text:p>1.15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ay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71" calcext:value-type="float">
            <text:p>1.9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39" calcext:value-type="float">
            <text:p>1.939</text:p>
          </table:table-cell>
          <table:table-cell office:value-type="float" office:value="0.403" calcext:value-type="float">
            <text:p>0.40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47" calcext:value-type="float">
            <text:p>1.9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3" calcext:value-type="float">
            <text:p>2.4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6" calcext:value-type="float">
            <text:p>2.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75" calcext:value-type="float">
            <text:p>2.7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76" calcext:value-type="float">
            <text:p>1.8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4" calcext:value-type="float">
            <text:p>1.8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61" calcext:value-type="float">
            <text:p>2.3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61" calcext:value-type="float">
            <text:p>2.3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3" calcext:value-type="float">
            <text:p>2.3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.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8" calcext:value-type="float">
            <text:p>2.4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3" calcext:value-type="float">
            <text:p>2.7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3" calcext:value-type="float">
            <text:p>2.7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46" calcext:value-type="float">
            <text:p>2.04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1" calcext:value-type="float">
            <text:p>2.1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51" calcext:value-type="float">
            <text:p>2.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59" calcext:value-type="float">
            <text:p>2.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82" calcext:value-type="float">
            <text:p>1.8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93" calcext:value-type="float">
            <text:p>1.69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08" calcext:value-type="float">
            <text:p>1.608</text:p>
          </table:table-cell>
          <table:table-cell office:value-type="float" office:value="0.443" calcext:value-type="float">
            <text:p>0.44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36" calcext:value-type="float">
            <text:p>1.63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8" calcext:value-type="float">
            <text:p>2.1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32" calcext:value-type="float">
            <text:p>2.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53" calcext:value-type="float">
            <text:p>2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578" calcext:value-type="float">
            <text:p>1.57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8" calcext:value-type="float">
            <text:p>2.0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8" calcext:value-type="float">
            <text:p>2.2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46" calcext:value-type="float">
            <text:p>2.4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5" calcext:value-type="float">
            <text:p>1.8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29" calcext:value-type="float">
            <text:p>2.2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38" calcext:value-type="float">
            <text:p>2.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53" calcext:value-type="float">
            <text:p>1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9" calcext:value-type="float">
            <text:p>1.7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4" calcext:value-type="float">
            <text:p>1.74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5" calcext:value-type="float">
            <text:p>1.76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2" calcext:value-type="float">
            <text:p>1.76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98" calcext:value-type="float">
            <text:p>1.69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33" calcext:value-type="float">
            <text:p>2.13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4" calcext:value-type="float">
            <text:p>2.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2" calcext:value-type="float">
            <text:p>-2</text:p>
          </table:table-cell>
          <table:table-cell office:value-type="float" office:value="2.52" calcext:value-type="float">
            <text:p>2.5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4" calcext:value-type="float">
            <text:p>1.8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68" calcext:value-type="float">
            <text:p>1.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53" calcext:value-type="float">
            <text:p>1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49" calcext:value-type="float">
            <text:p>1.84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" calcext:value-type="float">
            <text:p>1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23" calcext:value-type="float">
            <text:p>1.823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32" calcext:value-type="float">
            <text:p>1.7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2" calcext:value-type="float">
            <text:p>1.76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6" calcext:value-type="float">
            <text:p>1.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66" calcext:value-type="float">
            <text:p>1.66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4" calcext:value-type="float">
            <text:p>2.1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2" calcext:value-type="float">
            <text:p>1.8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1" calcext:value-type="float">
            <text:p>1.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37" calcext:value-type="float">
            <text:p>1.8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53" calcext:value-type="float">
            <text:p>1.7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5" calcext:value-type="float">
            <text:p>1.75</text:p>
          </table:table-cell>
          <table:table-cell office:value-type="float" office:value="0.374" calcext:value-type="float">
            <text:p>0.374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5" calcext:value-type="float">
            <text:p>1.7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2" calcext:value-type="float">
            <text:p>1.76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1" calcext:value-type="float">
            <text:p>1.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3" calcext:value-type="float">
            <text:p>1.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3" calcext:value-type="float">
            <text:p>2.1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22" calcext:value-type="float">
            <text:p>1.8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81" calcext:value-type="float">
            <text:p>1.781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2" calcext:value-type="float">
            <text:p>1.76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14" calcext:value-type="float">
            <text:p>1.814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9" calcext:value-type="float">
            <text:p>1.7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2" calcext:value-type="float">
            <text:p>1.76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19" calcext:value-type="float">
            <text:p>1.819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27" calcext:value-type="float">
            <text:p>1.82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9" calcext:value-type="float">
            <text:p>1.7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2" calcext:value-type="float">
            <text:p>1.762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2" calcext:value-type="float">
            <text:p>1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7" calcext:value-type="float">
            <text:p>2.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54" calcext:value-type="float">
            <text:p>1.7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6" calcext:value-type="float">
            <text:p>2.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49" calcext:value-type="float">
            <text:p>2.4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" calcext:value-type="float">
            <text:p>2.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1" calcext:value-type="float">
            <text:p>-1</text:p>
          </table:table-cell>
          <table:table-cell office:value-type="float" office:value="2.32" calcext:value-type="float">
            <text:p>2.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55" calcext:value-type="float">
            <text:p>2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7" calcext:value-type="float">
            <text:p>1.8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36" calcext:value-type="float">
            <text:p>2.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55" calcext:value-type="float">
            <text:p>1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072" calcext:value-type="float">
            <text:p>2.072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52" calcext:value-type="float">
            <text:p>2.052</text:p>
          </table:table-cell>
          <table:table-cell office:value-type="float" office:value="0.441" calcext:value-type="float">
            <text:p>0.441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34" calcext:value-type="float">
            <text:p>1.8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92" calcext:value-type="float">
            <text:p>1.792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89" calcext:value-type="float">
            <text:p>1.789</text:p>
          </table:table-cell>
          <table:table-cell office:value-type="float" office:value="0.418" calcext:value-type="float">
            <text:p>0.418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062" calcext:value-type="float">
            <text:p>2.062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6" calcext:value-type="float">
            <text:p>1.7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38" calcext:value-type="float">
            <text:p>1.738</text:p>
          </table:table-cell>
          <table:table-cell office:value-type="float" office:value="0.427" calcext:value-type="float">
            <text:p>0.427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89" calcext:value-type="float">
            <text:p>2.089</text:p>
          </table:table-cell>
          <table:table-cell office:value-type="float" office:value="0.501" calcext:value-type="float">
            <text:p>0.501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4" calcext:value-type="float">
            <text:p>2.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191" calcext:value-type="float">
            <text:p>2.191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96" calcext:value-type="float">
            <text:p>1.9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86" calcext:value-type="float">
            <text:p>1.88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34" calcext:value-type="float">
            <text:p>1.834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56" calcext:value-type="float">
            <text:p>1.8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24" calcext:value-type="float">
            <text:p>1.724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35" calcext:value-type="float">
            <text:p>2.23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" calcext:value-type="float">
            <text:p>1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28" calcext:value-type="float">
            <text:p>2.128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43" calcext:value-type="float">
            <text:p>2.04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07" calcext:value-type="float">
            <text:p>1.90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88" calcext:value-type="float">
            <text:p>1.888</text:p>
          </table:table-cell>
          <table:table-cell office:value-type="float" office:value="0.314" calcext:value-type="float">
            <text:p>0.314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78" calcext:value-type="float">
            <text:p>1.87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48" calcext:value-type="float">
            <text:p>1.848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88" calcext:value-type="float">
            <text:p>2.2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6" calcext:value-type="float">
            <text:p>2.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09" calcext:value-type="float">
            <text:p>2.00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07" calcext:value-type="float">
            <text:p>1.90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03" calcext:value-type="float">
            <text:p>1.903</text:p>
          </table:table-cell>
          <table:table-cell office:value-type="float" office:value="0.349" calcext:value-type="float">
            <text:p>0.34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15" calcext:value-type="float">
            <text:p>1.91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7" calcext:value-type="float">
            <text:p>1.87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" calcext:value-type="float">
            <text:p>1.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12" calcext:value-type="float">
            <text:p>1.912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31" calcext:value-type="float">
            <text:p>2.33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1" calcext:value-type="float">
            <text:p>1.8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8" calcext:value-type="float">
            <text:p>2.2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09" calcext:value-type="float">
            <text:p>2.00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79" calcext:value-type="float">
            <text:p>1.879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3" calcext:value-type="float">
            <text:p>2.4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64" calcext:value-type="float">
            <text:p>2.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5" calcext:value-type="float">
            <text:p>2.3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49" calcext:value-type="float">
            <text:p>2.4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69" calcext:value-type="float">
            <text:p>2.6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4" calcext:value-type="float">
            <text:p>2.0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44" calcext:value-type="float">
            <text:p>2.4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52" calcext:value-type="float">
            <text:p>2.5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73" calcext:value-type="float">
            <text:p>1.7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361" calcext:value-type="float">
            <text:p>1.3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1.73" calcext:value-type="float">
            <text:p>1.7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37" calcext:value-type="float">
            <text:p>1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1.75" calcext:value-type="float">
            <text:p>1.7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44" calcext:value-type="float">
            <text:p>1.4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432" calcext:value-type="float">
            <text:p>1.4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492" calcext:value-type="float">
            <text:p>1.492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41" calcext:value-type="float">
            <text:p>1.41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36" calcext:value-type="float">
            <text:p>1.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1.8" calcext:value-type="float">
            <text:p>1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03" calcext:value-type="float">
            <text:p>1.80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95" calcext:value-type="float">
            <text:p>1.695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56" calcext:value-type="float">
            <text:p>1.7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5766" calcext:value-type="float">
            <text:p>1.5766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61" calcext:value-type="float">
            <text:p>1.661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8" calcext:value-type="float">
            <text:p>2.2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1.8213" calcext:value-type="float">
            <text:p>1.8213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41" calcext:value-type="float">
            <text:p>2.4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1.8908" calcext:value-type="float">
            <text:p>1.8908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64" calcext:value-type="float">
            <text:p>2.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04" calcext:value-type="float">
            <text:p>2.04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77" calcext:value-type="float">
            <text:p>1.67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4485" calcext:value-type="float">
            <text:p>1.4485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5" calcext:value-type="float">
            <text:p>2.1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1.6833" calcext:value-type="float">
            <text:p>1.6833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3" calcext:value-type="float">
            <text:p>2.3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1.7719" calcext:value-type="float">
            <text:p>1.7719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56" calcext:value-type="float">
            <text:p>2.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1.9555" calcext:value-type="float">
            <text:p>1.9555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93" calcext:value-type="float">
            <text:p>1.9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1" calcext:value-type="float">
            <text:p>2.0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36" calcext:value-type="float">
            <text:p>2.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53" calcext:value-type="float">
            <text:p>2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68" calcext:value-type="float">
            <text:p>1.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1" calcext:value-type="float">
            <text:p>1.9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1" calcext:value-type="float">
            <text:p>1.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" calcext:value-type="float">
            <text:p>2.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5" calcext:value-type="float">
            <text:p>2.3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53" calcext:value-type="float">
            <text:p>1.853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8" calcext:value-type="float">
            <text:p>1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" calcext:value-type="float">
            <text:p>1.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6" calcext:value-type="float">
            <text:p>2.2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36" calcext:value-type="float">
            <text:p>2.2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v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2" calcext:value-type="float">
            <text:p>2.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04" calcext:value-type="float">
            <text:p>2.00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v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11" calcext:value-type="float">
            <text:p>1.91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09" calcext:value-type="float">
            <text:p>1.909</text:p>
          </table:table-cell>
          <table:table-cell office:value-type="float" office:value="0.369" calcext:value-type="float">
            <text:p>0.36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16" calcext:value-type="float">
            <text:p>1.9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7" calcext:value-type="float">
            <text:p>1.8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7" calcext:value-type="float">
            <text:p>2.2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7" calcext:value-type="float">
            <text:p>2.7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1" calcext:value-type="float">
            <text:p>2.0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68" calcext:value-type="float">
            <text:p>2.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7" calcext:value-type="float">
            <text:p>2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1" calcext:value-type="float">
            <text:p>2.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6" calcext:value-type="float">
            <text:p>2.0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46" calcext:value-type="float">
            <text:p>2.4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54" calcext:value-type="float">
            <text:p>2.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75" calcext:value-type="float">
            <text:p>1.7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5" calcext:value-type="float">
            <text:p>1.9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6" calcext:value-type="float">
            <text:p>2.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21" calcext:value-type="float">
            <text:p>2.021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03" calcext:value-type="float">
            <text:p>2.103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05" calcext:value-type="float">
            <text:p>2.10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17" calcext:value-type="float">
            <text:p>2.1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86" calcext:value-type="float">
            <text:p>2.08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9" calcext:value-type="float">
            <text:p>2.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59" calcext:value-type="float">
            <text:p>2.5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71" calcext:value-type="float">
            <text:p>2.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89" calcext:value-type="float">
            <text:p>2.8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08" calcext:value-type="float">
            <text:p>2.00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8" calcext:value-type="float">
            <text:p>1.9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92" calcext:value-type="float">
            <text:p>2.49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12" calcext:value-type="float">
            <text:p>2.5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6" calcext:value-type="float">
            <text:p>2.4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6" calcext:value-type="float">
            <text:p>2.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1" calcext:value-type="float">
            <text:p>2.6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7" calcext:value-type="float">
            <text:p>2.8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4" calcext:value-type="float">
            <text:p>2.8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01" calcext:value-type="float">
            <text:p>2.20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226" calcext:value-type="float">
            <text:p>2.2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129" calcext:value-type="float">
            <text:p>2.12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619" calcext:value-type="float">
            <text:p>2.6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75" calcext:value-type="float">
            <text:p>1.67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89" calcext:value-type="float">
            <text:p>1.689</text:p>
          </table:table-cell>
          <table:table-cell office:value-type="float" office:value="0.347" calcext:value-type="float">
            <text:p>0.347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7" calcext:value-type="float">
            <text:p>1.6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54" calcext:value-type="float">
            <text:p>1.6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1.98" calcext:value-type="float">
            <text:p>1.9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1.937" calcext:value-type="float">
            <text:p>1.9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596" calcext:value-type="float">
            <text:p>1.59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2" calcext:value-type="float">
            <text:p>2.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" calcext:value-type="float">
            <text:p>2.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4" calcext:value-type="float">
            <text:p>2.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" calcext:value-type="float">
            <text:p>1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647" calcext:value-type="float">
            <text:p>1.6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5" calcext:value-type="float">
            <text:p>1.7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04" calcext:value-type="float">
            <text:p>2.0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58" calcext:value-type="float">
            <text:p>1.5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31" calcext:value-type="float">
            <text:p>1.73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34" calcext:value-type="float">
            <text:p>1.734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1" calcext:value-type="float">
            <text:p>1.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16" calcext:value-type="float">
            <text:p>2.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34" calcext:value-type="float">
            <text:p>2.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04" calcext:value-type="float">
            <text:p>2.0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14" calcext:value-type="float">
            <text:p>2.1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43" calcext:value-type="float">
            <text:p>2.4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5" calcext:value-type="float">
            <text:p>1.7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17" calcext:value-type="float">
            <text:p>2.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4" calcext:value-type="float">
            <text:p>1.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8" calcext:value-type="float">
            <text:p>2.4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2" calcext:value-type="float">
            <text:p>2.6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5" calcext:value-type="float">
            <text:p>2.8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8" calcext:value-type="float">
            <text:p>2.1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1" calcext:value-type="float">
            <text:p>2.1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2" calcext:value-type="float">
            <text:p>2.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8" calcext:value-type="float">
            <text:p>1.9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6" calcext:value-type="float">
            <text:p>2.4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36" calcext:value-type="float">
            <text:p>2.036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9" calcext:value-type="float">
            <text:p>2.09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2" calcext:value-type="float">
            <text:p>2.4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22" calcext:value-type="float">
            <text:p>2.022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7" calcext:value-type="float">
            <text:p>2.0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76" calcext:value-type="float">
            <text:p>2.076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6" calcext:value-type="float">
            <text:p>2.0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406" calcext:value-type="float">
            <text:p>1.40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11" calcext:value-type="float">
            <text:p>1.81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1" calcext:value-type="float">
            <text:p>2.2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2" calcext:value-type="float">
            <text:p>1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9" calcext:value-type="float">
            <text:p>2.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7" calcext:value-type="float">
            <text:p>2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7" calcext:value-type="float">
            <text:p>1.87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1" calcext:value-type="float">
            <text:p>1.8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04" calcext:value-type="float">
            <text:p>1.904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3" calcext:value-type="float">
            <text:p>2.0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" calcext:value-type="float">
            <text:p>1.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37" calcext:value-type="float">
            <text:p>1.937</text:p>
          </table:table-cell>
          <table:table-cell office:value-type="float" office:value="0.349" calcext:value-type="float">
            <text:p>0.34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66" calcext:value-type="float">
            <text:p>1.966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2" calcext:value-type="float">
            <text:p>1.9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55" calcext:value-type="float">
            <text:p>1.655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3" calcext:value-type="float">
            <text:p>1.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2" calcext:value-type="float">
            <text:p>2.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53" calcext:value-type="float">
            <text:p>1.5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4" calcext:value-type="float">
            <text:p>1.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3" calcext:value-type="float">
            <text:p>2.1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6" calcext:value-type="float">
            <text:p>1.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17" calcext:value-type="float">
            <text:p>1.6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24" calcext:value-type="float">
            <text:p>1.624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15" calcext:value-type="float">
            <text:p>1.61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04" calcext:value-type="float">
            <text:p>1.60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45" calcext:value-type="float">
            <text:p>2.1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54" calcext:value-type="float">
            <text:p>1.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2" calcext:value-type="float">
            <text:p>2.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17" calcext:value-type="float">
            <text:p>2.1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04" calcext:value-type="float">
            <text:p>1.70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15" calcext:value-type="float">
            <text:p>2.1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4" calcext:value-type="float">
            <text:p>2.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1" calcext:value-type="float">
            <text:p>2.1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26" calcext:value-type="float">
            <text:p>2.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44" calcext:value-type="float">
            <text:p>2.4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3" calcext:value-type="float">
            <text:p>1.7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19" calcext:value-type="float">
            <text:p>2.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25" calcext:value-type="float">
            <text:p>2.2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41" calcext:value-type="float">
            <text:p>1.4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2.22" calcext:value-type="float">
            <text:p>2.2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5" calcext:value-type="float">
            <text:p>2.1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2" calcext:value-type="float">
            <text:p>2.0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9" calcext:value-type="float">
            <text:p>2.4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6" calcext:value-type="float">
            <text:p>2.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9" calcext:value-type="float">
            <text:p>2.09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1" calcext:value-type="float">
            <text:p>2.1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4" calcext:value-type="float">
            <text:p>2.0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1" calcext:value-type="float">
            <text:p>2.0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5" calcext:value-type="float">
            <text:p>2.4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8" calcext:value-type="float">
            <text:p>2.5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63" calcext:value-type="float">
            <text:p>1.963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32" calcext:value-type="float">
            <text:p>2.032</text:p>
          </table:table-cell>
          <table:table-cell office:value-type="float" office:value="0.442" calcext:value-type="float">
            <text:p>0.44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12" calcext:value-type="float">
            <text:p>2.1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2" calcext:value-type="float">
            <text:p>2.4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41" calcext:value-type="float">
            <text:p>2.54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69" calcext:value-type="float">
            <text:p>2.6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3" calcext:value-type="float">
            <text:p>2.0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36" calcext:value-type="float">
            <text:p>2.036</text:p>
          </table:table-cell>
          <table:table-cell office:value-type="float" office:value="0.382" calcext:value-type="float">
            <text:p>0.382</text:p>
          </table:table-cell>
          <table:table-cell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3" calcext:value-type="float">
            <text:p>2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47" calcext:value-type="float">
            <text:p>2.44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98" calcext:value-type="float">
            <text:p>2.59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8" calcext:value-type="float">
            <text:p>2.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3" calcext:value-type="float">
            <text:p>2.8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04" calcext:value-type="float">
            <text:p>2.804</text:p>
          </table:table-cell>
          <table:table-cell office:value-type="float" office:value="0.386" calcext:value-type="float">
            <text:p>0.386</text:p>
          </table:table-cell>
          <table:table-cell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8" calcext:value-type="float">
            <text:p>2.1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42" calcext:value-type="float">
            <text:p>2.04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56" calcext:value-type="float">
            <text:p>2.05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4" calcext:value-type="float">
            <text:p>1.9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3" calcext:value-type="float">
            <text:p>2.4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6" calcext:value-type="float">
            <text:p>2.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3.04" calcext:value-type="float">
            <text:p>3.0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4" calcext:value-type="float">
            <text:p>2.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8" calcext:value-type="float">
            <text:p>2.7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5" calcext:value-type="float">
            <text:p>2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67" calcext:value-type="float">
            <text:p>2.6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84" calcext:value-type="float">
            <text:p>2.8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64" calcext:value-type="float">
            <text:p>2.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72" calcext:value-type="float">
            <text:p>2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97" calcext:value-type="float">
            <text:p>1.9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92" calcext:value-type="float">
            <text:p>1.79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49" calcext:value-type="float">
            <text:p>1.749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09" calcext:value-type="float">
            <text:p>2.0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4" calcext:value-type="float">
            <text:p>1.7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5" calcext:value-type="float">
            <text:p>2.0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" calcext:value-type="float">
            <text:p>2.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36" calcext:value-type="float">
            <text:p>2.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2" calcext:value-type="float">
            <text:p>1.8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office:value-type="float" office:value="1.73" calcext:value-type="float">
            <text:p>1.7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56" calcext:value-type="float">
            <text:p>1.856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6" calcext:value-type="float">
            <text:p>1.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19" calcext:value-type="float">
            <text:p>2.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38" calcext:value-type="float">
            <text:p>2.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" calcext:value-type="float">
            <text:p>2.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48" calcext:value-type="float">
            <text:p>2.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1" calcext:value-type="float">
            <text:p>1.8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47" calcext:value-type="float">
            <text:p>1.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5" calcext:value-type="float">
            <text:p>2.4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9" calcext:value-type="float">
            <text:p>2.5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82" calcext:value-type="float">
            <text:p>2.8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9" calcext:value-type="float">
            <text:p>2.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38" calcext:value-type="float">
            <text:p>2.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38" calcext:value-type="float">
            <text:p>2.1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71" calcext:value-type="float">
            <text:p>2.071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98" calcext:value-type="float">
            <text:p>2.09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6" calcext:value-type="float">
            <text:p>2.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94" calcext:value-type="float">
            <text:p>2.59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1" calcext:value-type="float">
            <text:p>-1</text:p>
          </table:table-cell>
          <table:table-cell office:value-type="float" office:value="2.72" calcext:value-type="float">
            <text:p>2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.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22" calcext:value-type="float">
            <text:p>2.0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9" calcext:value-type="float">
            <text:p>1.9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.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21" calcext:value-type="float">
            <text:p>2.52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7" calcext:value-type="float">
            <text:p>2.4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7" calcext:value-type="float">
            <text:p>2.6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3" calcext:value-type="float">
            <text:p>2.6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9" calcext:value-type="float">
            <text:p>2.8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5" calcext:value-type="float">
            <text:p>2.8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15" calcext:value-type="float">
            <text:p>2.21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68" calcext:value-type="float">
            <text:p>2.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75" calcext:value-type="float">
            <text:p>2.7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2.02" calcext:value-type="float">
            <text:p>2.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8" calcext:value-type="float">
            <text:p>1.7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42" calcext:value-type="float">
            <text:p>1.742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" calcext:value-type="float">
            <text:p>1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6" calcext:value-type="float">
            <text:p>2.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8" calcext:value-type="float">
            <text:p>1.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5" calcext:value-type="float">
            <text:p>2.0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" calcext:value-type="float">
            <text:p>2.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.76" calcext:value-type="float">
            <text:p>1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1" calcext:value-type="float">
            <text:p>1.8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56" calcext:value-type="float">
            <text:p>1.856</text:p>
          </table:table-cell>
          <table:table-cell office:value-type="float" office:value="0.407" calcext:value-type="float">
            <text:p>0.407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7" calcext:value-type="float">
            <text:p>1.8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7" calcext:value-type="float">
            <text:p>2.4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79" calcext:value-type="float">
            <text:p>1.87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59" calcext:value-type="float">
            <text:p>1.7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19" calcext:value-type="float">
            <text:p>2.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7" calcext:value-type="float">
            <text:p>2.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2" calcext:value-type="float">
            <text:p>2.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" calcext:value-type="float">
            <text:p>2.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18" calcext:value-type="float">
            <text:p>2.1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37" calcext:value-type="float">
            <text:p>2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08" calcext:value-type="float">
            <text:p>2.0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19" calcext:value-type="float">
            <text:p>2.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7" calcext:value-type="float">
            <text:p>1.7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19" calcext:value-type="float">
            <text:p>2.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26" calcext:value-type="float">
            <text:p>2.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4" calcext:value-type="float">
            <text:p>1.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1" calcext:value-type="float">
            <text:p>2.1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4" calcext:value-type="float">
            <text:p>2.1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9" calcext:value-type="float">
            <text:p>1.9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8" calcext:value-type="float">
            <text:p>2.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6" calcext:value-type="float">
            <text:p>2.4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4" calcext:value-type="float">
            <text:p>2.8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9" calcext:value-type="float">
            <text:p>2.09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68" calcext:value-type="float">
            <text:p>2.068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bf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4" calcext:value-type="float">
            <text:p>2.4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1" calcext:value-type="float">
            <text:p>2.1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8" calcext:value-type="float">
            <text:p>2.0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6" calcext:value-type="float">
            <text:p>2.0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5" calcext:value-type="float">
            <text:p>2.0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263" calcext:value-type="float">
            <text:p>2.2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93" calcext:value-type="float">
            <text:p>1.993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812" calcext:value-type="float">
            <text:p>2.0812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991" calcext:value-type="float">
            <text:p>2.2991</text:p>
          </table:table-cell>
          <table:table-cell office:value-type="float" office:value="0.553" calcext:value-type="float">
            <text:p>0.5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8" calcext:value-type="float">
            <text:p>2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81" calcext:value-type="float">
            <text:p>2.8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3886" calcext:value-type="float">
            <text:p>2.3886</text:p>
          </table:table-cell>
          <table:table-cell office:value-type="float" office:value="0.587" calcext:value-type="float">
            <text:p>0.58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4175" calcext:value-type="float">
            <text:p>2.4175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16" calcext:value-type="float">
            <text:p>2.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718" calcext:value-type="float">
            <text:p>1.9718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2" calcext:value-type="float">
            <text:p>2.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652" calcext:value-type="float">
            <text:p>2.65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653" calcext:value-type="float">
            <text:p>2.2653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78" calcext:value-type="float">
            <text:p>2.7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296" calcext:value-type="float">
            <text:p>2.3296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86" calcext:value-type="float">
            <text:p>2.8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3.01" calcext:value-type="float">
            <text:p>3.0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4509" calcext:value-type="float">
            <text:p>2.4509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3.12" calcext:value-type="float">
            <text:p>3.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62" calcext:value-type="float">
            <text:p>2.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37" calcext:value-type="float">
            <text:p>2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76" calcext:value-type="float">
            <text:p>2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87" calcext:value-type="float">
            <text:p>2.8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2.26" calcext:value-type="float">
            <text:p>2.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62" calcext:value-type="float">
            <text:p>2.6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" calcext:value-type="float">
            <text:p>1.9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3" calcext:value-type="float">
            <text:p>2.2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1" calcext:value-type="float">
            <text:p>1.8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3" calcext:value-type="float">
            <text:p>2.2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5" calcext:value-type="float">
            <text:p>2.3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34" calcext:value-type="float">
            <text:p>1.834</text:p>
          </table:table-cell>
          <table:table-cell office:value-type="float" office:value="0.557" calcext:value-type="float">
            <text:p>0.557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6" calcext:value-type="float">
            <text:p>1.8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9" calcext:value-type="float">
            <text:p>1.7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43" calcext:value-type="float">
            <text:p>1.943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7" calcext:value-type="float">
            <text:p>1.9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6" calcext:value-type="float">
            <text:p>1.8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3" calcext:value-type="float">
            <text:p>2.2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61" calcext:value-type="float">
            <text:p>2.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7" calcext:value-type="float">
            <text:p>2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" calcext:value-type="float">
            <text:p>2.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6" calcext:value-type="float">
            <text:p>2.0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46" calcext:value-type="float">
            <text:p>2.4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54" calcext:value-type="float">
            <text:p>2.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75" calcext:value-type="float">
            <text:p>1.7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93" calcext:value-type="float">
            <text:p>1.79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9" calcext:value-type="float">
            <text:p>1.769</text:p>
          </table:table-cell>
          <table:table-cell office:value-type="float" office:value="0.369" calcext:value-type="float">
            <text:p>0.36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1" calcext:value-type="float">
            <text:p>1.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8" calcext:value-type="float">
            <text:p>2.0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7" calcext:value-type="float">
            <text:p>2.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7" calcext:value-type="float">
            <text:p>2.2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2" calcext:value-type="float">
            <text:p>1.8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836" calcext:value-type="float">
            <text:p>2.836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59" calcext:value-type="float">
            <text:p>1.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" calcext:value-type="float">
            <text:p>1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5" calcext:value-type="float">
            <text:p>2.2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48" calcext:value-type="float">
            <text:p>2.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5" calcext:value-type="float">
            <text:p>2.1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1" calcext:value-type="float">
            <text:p>-1</text:p>
          </table:table-cell>
          <table:table-cell office:value-type="float" office:value="2.33" calcext:value-type="float">
            <text:p>2.3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55" calcext:value-type="float">
            <text:p>2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8" calcext:value-type="float">
            <text:p>1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29" calcext:value-type="float">
            <text:p>2.2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37" calcext:value-type="float">
            <text:p>2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55" calcext:value-type="float">
            <text:p>1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11" calcext:value-type="float">
            <text:p>2.1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4" calcext:value-type="float">
            <text:p>1.8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7" calcext:value-type="float">
            <text:p>1.7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45" calcext:value-type="float">
            <text:p>1.745</text:p>
          </table:table-cell>
          <table:table-cell office:value-type="float" office:value="0.401" calcext:value-type="float">
            <text:p>0.401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" calcext:value-type="float">
            <text:p>2.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12" calcext:value-type="float">
            <text:p>2.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5" calcext:value-type="float">
            <text:p>2.2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2" calcext:value-type="float">
            <text:p>1.8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33" calcext:value-type="float">
            <text:p>1.833</text:p>
          </table:table-cell>
          <table:table-cell office:value-type="float" office:value="0.366" calcext:value-type="float">
            <text:p>0.366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34" calcext:value-type="float">
            <text:p>1.8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1" calcext:value-type="float">
            <text:p>2.2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4" calcext:value-type="float">
            <text:p>1.7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1" calcext:value-type="float">
            <text:p>2.2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" calcext:value-type="float">
            <text:p>1.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94" calcext:value-type="float">
            <text:p>1.894</text:p>
          </table:table-cell>
          <table:table-cell office:value-type="float" office:value="0.346" calcext:value-type="float">
            <text:p>0.346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2" calcext:value-type="float">
            <text:p>1.8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3" calcext:value-type="float">
            <text:p>2.2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7" calcext:value-type="float">
            <text:p>1.8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9" calcext:value-type="float">
            <text:p>1.9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6" calcext:value-type="float">
            <text:p>2.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48" calcext:value-type="float">
            <text:p>2.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6" calcext:value-type="float">
            <text:p>2.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33" calcext:value-type="float">
            <text:p>2.3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54" calcext:value-type="float">
            <text:p>2.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8" calcext:value-type="float">
            <text:p>1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29" calcext:value-type="float">
            <text:p>2.2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36" calcext:value-type="float">
            <text:p>2.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61" calcext:value-type="float">
            <text:p>1.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4" calcext:value-type="float">
            <text:p>1.7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03" calcext:value-type="float">
            <text:p>2.0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2" calcext:value-type="float">
            <text:p>-2</text:p>
          </table:table-cell>
          <table:table-cell office:value-type="float" office:value="1.597" calcext:value-type="float">
            <text:p>1.59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682" calcext:value-type="float">
            <text:p>1.68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44" calcext:value-type="float">
            <text:p>1.64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43" calcext:value-type="float">
            <text:p>1.643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4" calcext:value-type="float">
            <text:p>-4</text:p>
          </table:table-cell>
          <table:table-cell office:value-type="float" office:value="2.35" calcext:value-type="float">
            <text:p>2.3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" calcext:value-type="float">
            <text:p>1.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2" calcext:value-type="float">
            <text:p>2.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62" calcext:value-type="float">
            <text:p>1.7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24" calcext:value-type="float">
            <text:p>1.6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34" calcext:value-type="float">
            <text:p>1.634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56" calcext:value-type="float">
            <text:p>1.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3" calcext:value-type="float">
            <text:p>2.0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2" calcext:value-type="float">
            <text:p>1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17" calcext:value-type="float">
            <text:p>2.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36" calcext:value-type="float">
            <text:p>2.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07" calcext:value-type="float">
            <text:p>2.0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21" calcext:value-type="float">
            <text:p>2.2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4" calcext:value-type="float">
            <text:p>1.7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15" calcext:value-type="float">
            <text:p>2.1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25" calcext:value-type="float">
            <text:p>2.2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38" calcext:value-type="float">
            <text:p>1.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85" calcext:value-type="float">
            <text:p>1.8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27" calcext:value-type="float">
            <text:p>1.927</text:p>
          </table:table-cell>
          <table:table-cell office:value-type="float" office:value="0.446" calcext:value-type="float">
            <text:p>0.446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25" calcext:value-type="float">
            <text:p>1.925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32" calcext:value-type="float">
            <text:p>1.932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24" calcext:value-type="float">
            <text:p>1.92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55" calcext:value-type="float">
            <text:p>1.9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8" calcext:value-type="float">
            <text:p>2.3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74" calcext:value-type="float">
            <text:p>2.47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6" calcext:value-type="float">
            <text:p>2.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83" calcext:value-type="float">
            <text:p>1.88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" calcext:value-type="float">
            <text:p>1.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5" calcext:value-type="float">
            <text:p>2.3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1" calcext:value-type="float">
            <text:p>2.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6" calcext:value-type="float">
            <text:p>2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08" calcext:value-type="float">
            <text:p>2.10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04" calcext:value-type="float">
            <text:p>1.904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92" calcext:value-type="float">
            <text:p>1.892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12" calcext:value-type="float">
            <text:p>1.9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08" calcext:value-type="float">
            <text:p>1.908</text:p>
          </table:table-cell>
          <table:table-cell office:value-type="float" office:value="0.409" calcext:value-type="float">
            <text:p>0.409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97" calcext:value-type="float">
            <text:p>1.79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8" calcext:value-type="float">
            <text:p>2.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99" calcext:value-type="float">
            <text:p>1.99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34" calcext:value-type="float">
            <text:p>1.9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7" calcext:value-type="float">
            <text:p>2.5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78" calcext:value-type="float">
            <text:p>2.7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.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2" calcext:value-type="float">
            <text:p>2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2" calcext:value-type="float">
            <text:p>2.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52" calcext:value-type="float">
            <text:p>2.5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6" calcext:value-type="float">
            <text:p>2.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2.77" calcext:value-type="float">
            <text:p>2.7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49" calcext:value-type="float">
            <text:p>1.84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8" calcext:value-type="float">
            <text:p>1.78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77" calcext:value-type="float">
            <text:p>1.87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21" calcext:value-type="float">
            <text:p>2.32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44" calcext:value-type="float">
            <text:p>2.4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64" calcext:value-type="float">
            <text:p>2.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6" calcext:value-type="float">
            <text:p>1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6" calcext:value-type="float">
            <text:p>2.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3" calcext:value-type="float">
            <text:p>2.2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8" calcext:value-type="float">
            <text:p>2.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59" calcext:value-type="float">
            <text:p>2.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98" calcext:value-type="float">
            <text:p>1.9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4" calcext:value-type="float">
            <text:p>2.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48" calcext:value-type="float">
            <text:p>2.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68" calcext:value-type="float">
            <text:p>1.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1" calcext:value-type="float">
            <text:p>2.2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33" calcext:value-type="float">
            <text:p>2.3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11" calcext:value-type="float">
            <text:p>1.81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05" calcext:value-type="float">
            <text:p>1.805</text:p>
          </table:table-cell>
          <table:table-cell office:value-type="float" office:value="0.401" calcext:value-type="float">
            <text:p>0.401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3" calcext:value-type="float">
            <text:p>1.7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3" calcext:value-type="float">
            <text:p>2.4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88" calcext:value-type="float">
            <text:p>1.7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97" calcext:value-type="float">
            <text:p>1.797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9" calcext:value-type="float">
            <text:p>1.6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6" calcext:value-type="float">
            <text:p>2.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9" calcext:value-type="float">
            <text:p>1.9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3" calcext:value-type="float">
            <text:p>2.3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54" calcext:value-type="float">
            <text:p>2.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5" calcext:value-type="float">
            <text:p>2.2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36" calcext:value-type="float">
            <text:p>2.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55" calcext:value-type="float">
            <text:p>2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34" calcext:value-type="float">
            <text:p>2.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42" calcext:value-type="float">
            <text:p>2.4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54" calcext:value-type="float">
            <text:p>1.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24" calcext:value-type="float">
            <text:p>1.6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22" calcext:value-type="float">
            <text:p>1.6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4" calcext:value-type="float">
            <text:p>1.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24" calcext:value-type="float">
            <text:p>1.624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26" calcext:value-type="float">
            <text:p>2.1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26" calcext:value-type="float">
            <text:p>2.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49" calcext:value-type="float">
            <text:p>2.4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58" calcext:value-type="float">
            <text:p>1.5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3" calcext:value-type="float">
            <text:p>2.0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2" calcext:value-type="float">
            <text:p>2.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41" calcext:value-type="float">
            <text:p>2.4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office:value-type="float" office:value="1.883" calcext:value-type="float">
            <text:p>1.88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24" calcext:value-type="float">
            <text:p>1.7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7" calcext:value-type="float">
            <text:p>1.7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23" calcext:value-type="float">
            <text:p>2.2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31" calcext:value-type="float">
            <text:p>2.3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47" calcext:value-type="float">
            <text:p>1.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16" calcext:value-type="float">
            <text:p>2.1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26" calcext:value-type="float">
            <text:p>2.1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67" calcext:value-type="float">
            <text:p>2.26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88" calcext:value-type="float">
            <text:p>2.0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49" calcext:value-type="float">
            <text:p>2.049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63" calcext:value-type="float">
            <text:p>2.0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55" calcext:value-type="float">
            <text:p>2.0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5" calcext:value-type="float">
            <text:p>2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38" calcext:value-type="float">
            <text:p>2.5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67" calcext:value-type="float">
            <text:p>2.6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86" calcext:value-type="float">
            <text:p>2.8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4" calcext:value-type="float">
            <text:p>1.9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66" calcext:value-type="float">
            <text:p>2.4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81" calcext:value-type="float">
            <text:p>2.48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3" calcext:value-type="float">
            <text:p>2.4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6" calcext:value-type="float">
            <text:p>2.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8" calcext:value-type="float">
            <text:p>2.5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4" calcext:value-type="float">
            <text:p>2.8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71" calcext:value-type="float">
            <text:p>2.1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63" calcext:value-type="float">
            <text:p>2.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49" calcext:value-type="float">
            <text:p>1.84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59" calcext:value-type="float">
            <text:p>1.859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bh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1" calcext:value-type="float">
            <text:p>1.91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84" calcext:value-type="float">
            <text:p>1.98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56" calcext:value-type="float">
            <text:p>1.9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5" calcext:value-type="float">
            <text:p>2.3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23" calcext:value-type="float">
            <text:p>2.42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476" calcext:value-type="float">
            <text:p>2.4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747" calcext:value-type="float">
            <text:p>2.7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25" calcext:value-type="float">
            <text:p>1.92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69" calcext:value-type="float">
            <text:p>1.86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35" calcext:value-type="float">
            <text:p>2.335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3" calcext:value-type="float">
            <text:p>2.3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6" calcext:value-type="float">
            <text:p>2.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.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52" calcext:value-type="float">
            <text:p>2.75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46" calcext:value-type="float">
            <text:p>2.04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488" calcext:value-type="float">
            <text:p>2.4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585" calcext:value-type="float">
            <text:p>2.58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office:value-type="float" office:value="2.077" calcext:value-type="float">
            <text:p>2.07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05" calcext:value-type="float">
            <text:p>1.90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46" calcext:value-type="float">
            <text:p>1.946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99" calcext:value-type="float">
            <text:p>2.39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93" calcext:value-type="float">
            <text:p>2.39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24" calcext:value-type="float">
            <text:p>2.5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43" calcext:value-type="float">
            <text:p>1.84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02" calcext:value-type="float">
            <text:p>1.8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76" calcext:value-type="float">
            <text:p>2.2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44" calcext:value-type="float">
            <text:p>2.44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24" calcext:value-type="float">
            <text:p>2.0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5" calcext:value-type="float">
            <text:p>2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6" calcext:value-type="float">
            <text:p>2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9" calcext:value-type="float">
            <text:p>2.3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9" calcext:value-type="float">
            <text:p>2.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76" calcext:value-type="float">
            <text:p>2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6" calcext:value-type="float">
            <text:p>2.0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4" calcext:value-type="float">
            <text:p>2.1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62" calcext:value-type="float">
            <text:p>2.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85" calcext:value-type="float">
            <text:p>1.8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18" calcext:value-type="float">
            <text:p>2.11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58" calcext:value-type="float">
            <text:p>1.958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9" calcext:value-type="float">
            <text:p>2.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65" calcext:value-type="float">
            <text:p>2.6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72" calcext:value-type="float">
            <text:p>2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87" calcext:value-type="float">
            <text:p>2.8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06" calcext:value-type="float">
            <text:p>2.0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19" calcext:value-type="float">
            <text:p>2.0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1" calcext:value-type="float">
            <text:p>2.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8" calcext:value-type="float">
            <text:p>2.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8" calcext:value-type="float">
            <text:p>2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3" calcext:value-type="float">
            <text:p>2.2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67" calcext:value-type="float">
            <text:p>2.6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76" calcext:value-type="float">
            <text:p>2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2.01" calcext:value-type="float">
            <text:p>2.0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29" calcext:value-type="float">
            <text:p>2.2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2" calcext:value-type="float">
            <text:p>1.9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16" calcext:value-type="float">
            <text:p>1.916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7" calcext:value-type="float">
            <text:p>2.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8" calcext:value-type="float">
            <text:p>1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66" calcext:value-type="float">
            <text:p>2.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9" calcext:value-type="float">
            <text:p>2.3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1" calcext:value-type="float">
            <text:p>2.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1" calcext:value-type="float">
            <text:p>2.0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47" calcext:value-type="float">
            <text:p>2.4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55" calcext:value-type="float">
            <text:p>2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76" calcext:value-type="float">
            <text:p>1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32" calcext:value-type="float">
            <text:p>2.0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49" calcext:value-type="float">
            <text:p>2.04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2" calcext:value-type="float">
            <text:p>2.02</text:p>
          </table:table-cell>
          <table:table-cell office:value-type="float" office:value="0.379" calcext:value-type="float">
            <text:p>0.37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13" calcext:value-type="float">
            <text:p>2.01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1" calcext:value-type="float">
            <text:p>2.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98" calcext:value-type="float">
            <text:p>2.49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63" calcext:value-type="float">
            <text:p>2.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36" calcext:value-type="float">
            <text:p>1.9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27" calcext:value-type="float">
            <text:p>2.42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37" calcext:value-type="float">
            <text:p>2.4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9" calcext:value-type="float">
            <text:p>2.3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8" calcext:value-type="float">
            <text:p>2.5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4" calcext:value-type="float">
            <text:p>2.5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" calcext:value-type="float">
            <text:p>2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7" calcext:value-type="float">
            <text:p>2.7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3" calcext:value-type="float">
            <text:p>2.1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" calcext:value-type="float">
            <text:p>2.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59" calcext:value-type="float">
            <text:p>2.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66" calcext:value-type="float">
            <text:p>2.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91" calcext:value-type="float">
            <text:p>1.9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18" calcext:value-type="float">
            <text:p>2.018</text:p>
          </table:table-cell>
          <table:table-cell office:value-type="float" office:value="0.395" calcext:value-type="float">
            <text:p>0.39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68" calcext:value-type="float">
            <text:p>1.7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41" calcext:value-type="float">
            <text:p>1.84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8" calcext:value-type="float">
            <text:p>1.8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1" calcext:value-type="float">
            <text:p>2.2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59" calcext:value-type="float">
            <text:p>1.8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7" calcext:value-type="float">
            <text:p>1.8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55" calcext:value-type="float">
            <text:p>1.9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09" calcext:value-type="float">
            <text:p>1.90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15" calcext:value-type="float">
            <text:p>1.91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55" calcext:value-type="float">
            <text:p>1.955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6" calcext:value-type="float">
            <text:p>1.96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6" calcext:value-type="float">
            <text:p>1.96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bk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77" calcext:value-type="float">
            <text:p>1.97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4" calcext:value-type="float">
            <text:p>2.4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7" calcext:value-type="float">
            <text:p>1.8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12" calcext:value-type="float">
            <text:p>2.31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bk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7" calcext:value-type="float">
            <text:p>2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5" calcext:value-type="float">
            <text:p>2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82" calcext:value-type="float">
            <text:p>2.78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p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17" calcext:value-type="float">
            <text:p>1.9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22" calcext:value-type="float">
            <text:p>1.922</text:p>
          </table:table-cell>
          <table:table-cell office:value-type="float" office:value="0.387" calcext:value-type="float">
            <text:p>0.387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21" calcext:value-type="float">
            <text:p>1.921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bk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2" calcext:value-type="float">
            <text:p>1.8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3" calcext:value-type="float">
            <text:p>2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6" calcext:value-type="float">
            <text:p>2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3" calcext:value-type="float">
            <text:p>2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76" calcext:value-type="float">
            <text:p>2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2" calcext:value-type="float">
            <text:p>2.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52" calcext:value-type="float">
            <text:p>2.5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6" calcext:value-type="float">
            <text:p>2.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83" calcext:value-type="float">
            <text:p>1.8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67" calcext:value-type="float">
            <text:p>2.16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17" calcext:value-type="float">
            <text:p>2.117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8" calcext:value-type="float">
            <text:p>2.1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64" calcext:value-type="float">
            <text:p>2.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76" calcext:value-type="float">
            <text:p>2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94" calcext:value-type="float">
            <text:p>2.9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68" calcext:value-type="float">
            <text:p>2.0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5" calcext:value-type="float">
            <text:p>2.0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5" calcext:value-type="float">
            <text:p>2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2" calcext:value-type="float">
            <text:p>2.5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71" calcext:value-type="float">
            <text:p>2.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8" calcext:value-type="float">
            <text:p>2.6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93" calcext:value-type="float">
            <text:p>2.9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92" calcext:value-type="float">
            <text:p>2.9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96" calcext:value-type="float">
            <text:p>2.9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34" calcext:value-type="float">
            <text:p>2.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73" calcext:value-type="float">
            <text:p>2.7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8" calcext:value-type="float">
            <text:p>2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2.07" calcext:value-type="float">
            <text:p>2.0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15" calcext:value-type="float">
            <text:p>2.1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1" calcext:value-type="float">
            <text:p>2.3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9" calcext:value-type="float">
            <text:p>2.4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54" calcext:value-type="float">
            <text:p>1.654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91" calcext:value-type="float">
            <text:p>1.79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1" calcext:value-type="float">
            <text:p>2.1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23" calcext:value-type="float">
            <text:p>1.72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7" calcext:value-type="float">
            <text:p>2.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52" calcext:value-type="float">
            <text:p>2.5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15" calcext:value-type="float">
            <text:p>1.81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19" calcext:value-type="float">
            <text:p>1.819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8" calcext:value-type="float">
            <text:p>1.78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9" calcext:value-type="float">
            <text:p>2.2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6" calcext:value-type="float">
            <text:p>1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9" calcext:value-type="float">
            <text:p>2.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6" calcext:value-type="float">
            <text:p>2.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9" calcext:value-type="float">
            <text:p>1.7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84" calcext:value-type="float">
            <text:p>2.18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2" calcext:value-type="float">
            <text:p>2.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54" calcext:value-type="float">
            <text:p>2.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38" calcext:value-type="float">
            <text:p>2.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6" calcext:value-type="float">
            <text:p>2.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93" calcext:value-type="float">
            <text:p>1.9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906" calcext:value-type="float">
            <text:p>1.90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36" calcext:value-type="float">
            <text:p>2.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42" calcext:value-type="float">
            <text:p>2.4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61" calcext:value-type="float">
            <text:p>1.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24" calcext:value-type="float">
            <text:p>2.1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63" calcext:value-type="float">
            <text:p>2.063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72" calcext:value-type="float">
            <text:p>2.1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62" calcext:value-type="float">
            <text:p>2.1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m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27" calcext:value-type="float">
            <text:p>1.92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45" calcext:value-type="float">
            <text:p>2.5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15" calcext:value-type="float">
            <text:p>2.1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6" calcext:value-type="float">
            <text:p>2.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61" calcext:value-type="float">
            <text:p>2.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9" calcext:value-type="float">
            <text:p>2.6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22" calcext:value-type="float">
            <text:p>2.8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86" calcext:value-type="float">
            <text:p>2.28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m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03" calcext:value-type="float">
            <text:p>2.00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74" calcext:value-type="float">
            <text:p>1.874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62" calcext:value-type="float">
            <text:p>2.1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m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8" calcext:value-type="float">
            <text:p>1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2" calcext:value-type="float">
            <text:p>2.3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5" calcext:value-type="float">
            <text:p>2.6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14" calcext:value-type="float">
            <text:p>2.01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m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91" calcext:value-type="float">
            <text:p>2.9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63" calcext:value-type="float">
            <text:p>2.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93" calcext:value-type="float">
            <text:p>2.9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9" calcext:value-type="float">
            <text:p>2.2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71" calcext:value-type="float">
            <text:p>2.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79" calcext:value-type="float">
            <text:p>2.7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2.05" calcext:value-type="float">
            <text:p>2.0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97" calcext:value-type="float">
            <text:p>1.997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68" calcext:value-type="float">
            <text:p>1.96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8" calcext:value-type="float">
            <text:p>2.5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77" calcext:value-type="float">
            <text:p>2.7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42" calcext:value-type="float">
            <text:p>1.84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6" calcext:value-type="float">
            <text:p>1.8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1" calcext:value-type="float">
            <text:p>1.9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8" calcext:value-type="float">
            <text:p>2.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81" calcext:value-type="float">
            <text:p>2.38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5" calcext:value-type="float">
            <text:p>2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3" calcext:value-type="float">
            <text:p>2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4" calcext:value-type="float">
            <text:p>2.7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4" calcext:value-type="float">
            <text:p>2.7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4" calcext:value-type="float">
            <text:p>2.1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53" calcext:value-type="float">
            <text:p>2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62" calcext:value-type="float">
            <text:p>2.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85" calcext:value-type="float">
            <text:p>1.8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8" calcext:value-type="float">
            <text:p>2.0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4" calcext:value-type="float">
            <text:p>2.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2" calcext:value-type="float">
            <text:p>2.0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9" calcext:value-type="float">
            <text:p>2.0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9" calcext:value-type="float">
            <text:p>2.4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4" calcext:value-type="float">
            <text:p>2.6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7" calcext:value-type="float">
            <text:p>2.8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12" calcext:value-type="float">
            <text:p>2.1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" calcext:value-type="float">
            <text:p>2.1</text:p>
          </table:table-cell>
          <table:table-cell office:value-type="float" office:value="0.373" calcext:value-type="float">
            <text:p>0.37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3" calcext:value-type="float">
            <text:p>2.1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5" calcext:value-type="float">
            <text:p>2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38" calcext:value-type="float">
            <text:p>2.03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34" calcext:value-type="float">
            <text:p>2.0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7" calcext:value-type="float">
            <text:p>2.4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1" calcext:value-type="float">
            <text:p>2.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8" calcext:value-type="float">
            <text:p>2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8" calcext:value-type="float">
            <text:p>2.1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75" calcext:value-type="float">
            <text:p>2.07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09" calcext:value-type="float">
            <text:p>2.009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1" calcext:value-type="float">
            <text:p>2.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66" calcext:value-type="float">
            <text:p>1.9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9" calcext:value-type="float">
            <text:p>1.9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6" calcext:value-type="float">
            <text:p>2.4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3" calcext:value-type="float">
            <text:p>2.4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.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51" calcext:value-type="float">
            <text:p>2.051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46" calcext:value-type="float">
            <text:p>2.046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45" calcext:value-type="float">
            <text:p>2.045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75" calcext:value-type="float">
            <text:p>2.07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8" calcext:value-type="float">
            <text:p>2.0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8" calcext:value-type="float">
            <text:p>1.9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2" calcext:value-type="float">
            <text:p>2.4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93" calcext:value-type="float">
            <text:p>1.9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63" calcext:value-type="float">
            <text:p>2.6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84" calcext:value-type="float">
            <text:p>2.8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56" calcext:value-type="float">
            <text:p>2.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86" calcext:value-type="float">
            <text:p>2.8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64" calcext:value-type="float">
            <text:p>2.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72" calcext:value-type="float">
            <text:p>2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97" calcext:value-type="float">
            <text:p>1.9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8" calcext:value-type="float">
            <text:p>1.8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" calcext:value-type="float">
            <text:p>1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1" calcext:value-type="float">
            <text:p>2.1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16" calcext:value-type="float">
            <text:p>2.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4" calcext:value-type="float">
            <text:p>2.4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43" calcext:value-type="float">
            <text:p>1.74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18" calcext:value-type="float">
            <text:p>1.718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49" calcext:value-type="float">
            <text:p>1.74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7" calcext:value-type="float">
            <text:p>2.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85" calcext:value-type="float">
            <text:p>2.18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02" calcext:value-type="float">
            <text:p>1.7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9" calcext:value-type="float">
            <text:p>2.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3" calcext:value-type="float">
            <text:p>2.3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13" calcext:value-type="float">
            <text:p>1.81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4" calcext:value-type="float">
            <text:p>1.8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84" calcext:value-type="float">
            <text:p>1.78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76" calcext:value-type="float">
            <text:p>1.776</text:p>
          </table:table-cell>
          <table:table-cell office:value-type="float" office:value="0.364" calcext:value-type="float">
            <text:p>0.364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8" calcext:value-type="float">
            <text:p>1.7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35" calcext:value-type="float">
            <text:p>1.73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26" calcext:value-type="float">
            <text:p>2.22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181" calcext:value-type="float">
            <text:p>2.18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" calcext:value-type="float">
            <text:p>1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6" calcext:value-type="float">
            <text:p>2.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75" calcext:value-type="float">
            <text:p>1.87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03" calcext:value-type="float">
            <text:p>1.80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99" calcext:value-type="float">
            <text:p>1.799</text:p>
          </table:table-cell>
          <table:table-cell office:value-type="float" office:value="0.388" calcext:value-type="float">
            <text:p>0.388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99" calcext:value-type="float">
            <text:p>1.79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5" calcext:value-type="float">
            <text:p>2.2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7" calcext:value-type="float">
            <text:p>1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16" calcext:value-type="float">
            <text:p>2.1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88" calcext:value-type="float">
            <text:p>1.788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1" calcext:value-type="float">
            <text:p>1.8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51" calcext:value-type="float">
            <text:p>2.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23" calcext:value-type="float">
            <text:p>2.2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33" calcext:value-type="float">
            <text:p>2.3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57" calcext:value-type="float">
            <text:p>2.5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86" calcext:value-type="float">
            <text:p>1.8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31" calcext:value-type="float">
            <text:p>2.3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39" calcext:value-type="float">
            <text:p>2.3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58" calcext:value-type="float">
            <text:p>1.5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51" calcext:value-type="float">
            <text:p>1.8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j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81" calcext:value-type="float">
            <text:p>1.88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j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48" calcext:value-type="float">
            <text:p>1.848</text:p>
          </table:table-cell>
          <table:table-cell office:value-type="float" office:value="0.553" calcext:value-type="float">
            <text:p>0.55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17" calcext:value-type="float">
            <text:p>1.9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09" calcext:value-type="float">
            <text:p>1.909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16" calcext:value-type="float">
            <text:p>1.916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21" calcext:value-type="float">
            <text:p>1.92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06" calcext:value-type="float">
            <text:p>1.90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j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3" calcext:value-type="float">
            <text:p>1.8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27" calcext:value-type="float">
            <text:p>2.2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896" calcext:value-type="float">
            <text:p>1.89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j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66" calcext:value-type="float">
            <text:p>2.6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39" calcext:value-type="float">
            <text:p>2.3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1" calcext:value-type="float">
            <text:p>2.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71" calcext:value-type="float">
            <text:p>2.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6" calcext:value-type="float">
            <text:p>2.0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46" calcext:value-type="float">
            <text:p>2.4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54" calcext:value-type="float">
            <text:p>2.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76" calcext:value-type="float">
            <text:p>1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5" calcext:value-type="float">
            <text:p>2.0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02" calcext:value-type="float">
            <text:p>2.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3" calcext:value-type="float">
            <text:p>1.9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9" calcext:value-type="float">
            <text:p>1.8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4" calcext:value-type="float">
            <text:p>1.9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28" calcext:value-type="float">
            <text:p>2.02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78" calcext:value-type="float">
            <text:p>1.978</text:p>
          </table:table-cell>
          <table:table-cell office:value-type="float" office:value="0.407" calcext:value-type="float">
            <text:p>0.407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19" calcext:value-type="float">
            <text:p>2.0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014" calcext:value-type="float">
            <text:p>2.01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8" calcext:value-type="float">
            <text:p>2.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61" calcext:value-type="float">
            <text:p>2.6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8" calcext:value-type="float">
            <text:p>2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04" calcext:value-type="float">
            <text:p>1.90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7" calcext:value-type="float">
            <text:p>1.8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4" calcext:value-type="float">
            <text:p>2.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55" calcext:value-type="float">
            <text:p>2.5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7" calcext:value-type="float">
            <text:p>2.7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7" calcext:value-type="float">
            <text:p>2.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57" calcext:value-type="float">
            <text:p>2.5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64" calcext:value-type="float">
            <text:p>2.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86" calcext:value-type="float">
            <text:p>1.8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89" calcext:value-type="float">
            <text:p>1.98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92" calcext:value-type="float">
            <text:p>2.09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65" calcext:value-type="float">
            <text:p>1.96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69" calcext:value-type="float">
            <text:p>1.969</text:p>
          </table:table-cell>
          <table:table-cell office:value-type="float" office:value="0.373" calcext:value-type="float">
            <text:p>0.37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85" calcext:value-type="float">
            <text:p>1.98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54" calcext:value-type="float">
            <text:p>1.9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3" calcext:value-type="float">
            <text:p>2.4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6" calcext:value-type="float">
            <text:p>2.5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76" calcext:value-type="float">
            <text:p>2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75" calcext:value-type="float">
            <text:p>1.87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5" calcext:value-type="float">
            <text:p>1.8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9" calcext:value-type="float">
            <text:p>1.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71" calcext:value-type="float">
            <text:p>2.3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76" calcext:value-type="float">
            <text:p>2.3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4" calcext:value-type="float">
            <text:p>2.3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51" calcext:value-type="float">
            <text:p>2.4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9" calcext:value-type="float">
            <text:p>2.4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2" calcext:value-type="float">
            <text:p>2.7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74" calcext:value-type="float">
            <text:p>2.7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064" calcext:value-type="float">
            <text:p>2.06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2" calcext:value-type="float">
            <text:p>2.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53" calcext:value-type="float">
            <text:p>2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59" calcext:value-type="float">
            <text:p>2.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82" calcext:value-type="float">
            <text:p>1.8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704" calcext:value-type="float">
            <text:p>1.70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84" calcext:value-type="float">
            <text:p>1.684</text:p>
          </table:table-cell>
          <table:table-cell office:value-type="float" office:value="0.383" calcext:value-type="float">
            <text:p>0.38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675" calcext:value-type="float">
            <text:p>1.675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09" calcext:value-type="float">
            <text:p>2.0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22" calcext:value-type="float">
            <text:p>2.2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45" calcext:value-type="float">
            <text:p>2.4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2" calcext:value-type="float">
            <text:p>1.6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67" calcext:value-type="float">
            <text:p>1.6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01" calcext:value-type="float">
            <text:p>2.0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15" calcext:value-type="float">
            <text:p>2.1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36" calcext:value-type="float">
            <text:p>2.3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1.77" calcext:value-type="float">
            <text:p>1.7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15" calcext:value-type="float">
            <text:p>2.1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42" calcext:value-type="float">
            <text:p>1.4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2.34" calcext:value-type="float">
            <text:p>2.3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2.24" calcext:value-type="float">
            <text:p>2.2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58" calcext:value-type="float">
            <text:p>2.5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28" calcext:value-type="float">
            <text:p>1.92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13" calcext:value-type="float">
            <text:p>1.913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-2" calcext:value-type="float">
            <text:p>-2</text:p>
          </table:table-cell>
          <table:table-cell office:value-type="float" office:value="1.937" calcext:value-type="float">
            <text:p>1.9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-2" calcext:value-type="float">
            <text:p>-2</text:p>
          </table:table-cell>
          <table:table-cell office:value-type="float" office:value="2.41" calcext:value-type="float">
            <text:p>2.4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</text:p>
          </table:table-cell>
          <table:table-cell office:value-type="float" office:value="-2" calcext:value-type="float">
            <text:p>-2</text:p>
          </table:table-cell>
          <table:table-cell office:value-type="float" office:value="2.53" calcext:value-type="float">
            <text:p>2.5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</text:p>
          </table:table-cell>
          <table:table-cell office:value-type="float" office:value="-2" calcext:value-type="float">
            <text:p>-2</text:p>
          </table:table-cell>
          <table:table-cell office:value-type="float" office:value="2.67" calcext:value-type="float">
            <text:p>2.6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46" calcext:value-type="float">
            <text:p>1.84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1.854" calcext:value-type="float">
            <text:p>1.85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</text:p>
          </table:table-cell>
          <table:table-cell office:value-type="float" office:value="-1" calcext:value-type="float">
            <text:p>-1</text:p>
          </table:table-cell>
          <table:table-cell office:value-type="float" office:value="2.33" calcext:value-type="float">
            <text:p>2.3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</text:p>
          </table:table-cell>
          <table:table-cell office:value-type="float" office:value="-1" calcext:value-type="float">
            <text:p>-1</text:p>
          </table:table-cell>
          <table:table-cell office:value-type="float" office:value="2.48" calcext:value-type="float">
            <text:p>2.4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  <table:table-cell office:value-type="float" office:value="2.69" calcext:value-type="float">
            <text:p>2.6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1" calcext:value-type="float">
            <text:p>2.1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-3" calcext:value-type="float">
            <text:p>-3</text:p>
          </table:table-cell>
          <table:table-cell office:value-type="float" office:value="2.15" calcext:value-type="float">
            <text:p>2.1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float" office:value="-3" calcext:value-type="float">
            <text:p>-3</text:p>
          </table:table-cell>
          <table:table-cell office:value-type="float" office:value="2.52" calcext:value-type="float">
            <text:p>2.5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</text:p>
          </table:table-cell>
          <table:table-cell office:value-type="float" office:value="-3" calcext:value-type="float">
            <text:p>-3</text:p>
          </table:table-cell>
          <table:table-cell office:value-type="float" office:value="2.57" calcext:value-type="float">
            <text:p>2.5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-1" calcext:value-type="float">
            <text:p>-1</text:p>
          </table:table-cell>
          <table:table-cell office:value-type="float" office:value="1.79" calcext:value-type="float">
            <text:p>1.7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15:31:10.573291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0:31:28.635122933</meta:creation-date>
    <dc:date>2017-04-10T15:31:50.917904829</dc:date>
    <meta:editing-duration>PT22M36S</meta:editing-duration>
    <meta:editing-cycles>8</meta:editing-cycles>
    <meta:generator>LibreOffice/5.1.6.2$Linux_X86_64 LibreOffice_project/10m0$Build-2</meta:generator>
    <meta:document-statistic meta:table-count="1" meta:cell-count="12992" meta:object-count="0"/>
  </office:meta>
</office:document-meta>
</file>